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cm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3.738cm" fo:break-before="auto" style:use-optimal-row-height="true"/>
    </style:style>
    <style:style style:name="ro10" style:family="table-row">
      <style:table-row-properties style:row-height="5.95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7.054cm" fo:break-before="auto" style:use-optimal-row-height="true"/>
    </style:style>
    <style:style style:name="ro14" style:family="table-row">
      <style:table-row-properties style:row-height="5.581cm" fo:break-before="auto" style:use-optimal-row-height="true"/>
    </style:style>
    <style:style style:name="ro13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style:text-line-through-style="solid" style:text-line-through-type="double" fo:font-size="8pt" style:font-size-asian="8pt" style:font-size-complex="8pt"/>
    </style:style>
    <style:style style:name="ce15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6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7" style:family="table-cell" style:parent-style-name="Default">
      <style:table-cell-properties fo:wrap-option="wrap" style:vertical-align="top"/>
      <style:text-properties style:font-name="Arial" fo:font-size="8pt" style:font-name-asian="Courier New" style:font-size-asian="8pt" style:font-name-complex="Courier New" style:font-size-complex="8pt"/>
    </style:style>
    <style:style style:name="ce1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top"/>
      <style:text-properties style:font-name="Times New Roman" fo:font-size="10pt" style:font-size-asian="8pt" style:font-size-complex="8pt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vertical-align="top"/>
    </style:style>
    <style:style style:name="ce3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wrap-option="no-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T8" style:family="text">
      <style:text-properties style:font-name="Times New Roman" fo:font-size="10pt" style:font-size-asian="8pt" style:font-size-complex="8pt"/>
    </style:style>
    <style:style style:name="T1" style:family="text">
      <style:text-properties fo:color="#660e7a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2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5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18"/>
        <table:table-column table:style-name="co8" table:default-cell-style-name="Default"/>
        <table:table-column table:style-name="co7" table:default-cell-style-name="ce18"/>
        <table:table-column table:style-name="co7" table:number-columns-repeated="1017" table:default-cell-style-name="ce22"/>
        <table:table-row table:style-name="ro2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&quot;Prepare the environment  (&quot; &amp; [.$D$16] &amp; &quot;)&quot;" office:value-type="string" office:string-value="Prepare the environment  (fungi_panic)">
            <text:p>Prepare the environment <text:s/>(fungi_panic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3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office:value-type="string">
              <text:p>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office:value-type="string">
              <text:p>NutAndor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office:value-type="string">
              <text:p>test_fungi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Default" table:formula="of:=&quot;https://github.com/NutAndor/&quot; &amp; [.$D$13]" office:value-type="string" office:string-value="https://github.com/NutAndor/test_fungi">
              <text:p>https://github.com/NutAndor/test_fungi</text:p>
            </table:table-cell>
            <table:table-cell table:style-name="ce19" office:value-type="string">
              <text:p><text:span text:style-name="T8"><text:a xlink:href="https://github.com/Rijackson/arulir_mountain">https://github.com/Rijackson/arulir_mountain</text:a></text:span><text:span text:style-name="T8"> </text:span></text:p>
            </table:table-cell>
            <table:table-cell table:number-columns-repeated="1019"/>
          </table:table-row>
          <table:table-row table:style-name="ro3">
            <table:table-cell table:number-columns-repeated="3"/>
            <table:table-cell table:style-name="ce10" office:value-type="string">
              <text:p>fungi_panic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table:formula="of:=&quot;C:\AT\ATCS\&quot; &amp; [.$D$16] &amp; &quot;\ATCS\&quot; &amp; [.$D$16]" office:value-type="string" office:string-value="C:\AT\ATCS\fungi_panic\ATCS\fungi_panic">
              <text:p>C:\AT\ATCS\fungi_panic\ATCS\fungi_panic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Beta:</text:p>
            </table:table-cell>
            <table:table-cell table:style-name="ce11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1" office:value-type="string">
              <text:p>beta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table:formula="of:=&quot;C:\AT\ATCS\&quot; &amp; [.$D$19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1"/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style-name="ce12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/>
          <table:table-cell table:style-name="ce9" office:value-type="string">
            <text:p><text:a xlink:href="https://github.com/AndorsTrailRelease/andors-trail/compare/master...NutAndor:master">https://github.com/AndorsTrailRelease/andors-trail/compare/master...NutAndor:master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a xlink:href="https://github.com/AndorsTrailRelease/andors-trail/compare/master...NutAndor:master">Comparing AndorsTrailRelease:master...NutAndor:master · AndorsTrailRelease/andors-trail (github.com)</text:a>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witch to branch  &quot; &amp; [.$D$11] &amp; &quot;:&quot; &amp; [.$D$13]" office:value-type="string" office:string-value="Switch to branch  NutAndor\andors-trail:test_fungi">
            <text:p>Switch to branch <text:s/>NutAndor\andors-trail:test_fung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witch to branch  &quot; &amp; [.$D$16] &amp; &quot;:master&quot;" office:value-type="string" office:string-value="Switch to branch  fungi_panic:master">
            <text:p>Switch to branch <text:s/>fungi_panic:mast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13"/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Tools &gt;&gt; Android &gt;&gt; SDK Manager &gt;&gt; SDK-Platforms <text:s/>(x=show package details)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hoose <text:s/>x=SDK platform <text:s text:c="2"/>and <text:s text:c="2"/>x=sources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Note it in AndroidManifest.xml: <text:s/><text:span text:style-name="T1">android</text:span><text:span text:style-name="T2">:targetSdkVersion=</text:span><text:span text:style-name="T3">"29"</text:span>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5"/>
          <table:table-cell table:style-name="ce21"/>
          <table:table-cell table:number-columns-repeated="1018"/>
        </table:table-row>
        <table:table-row table:style-name="ro3">
          <table:table-cell/>
          <table:table-cell office:value-type="string">
            <text:p>Import actual translations …</text:p>
          </table:table-cell>
          <table:table-cell/>
          <table:table-cell table:style-name="ce13"/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 table:display="false">
          <table:table-row table:style-name="ro3" table:visibility="collapse">
            <table:table-cell table:number-columns-repeated="2"/>
            <table:table-cell table:style-name="ce4" office:value-type="string">
              <text:p>… only for translation update:</text:p>
            </table:table-cell>
            <table:table-cell table:style-name="ce13"/>
            <table:table-cell/>
            <table:table-cell table:style-name="ce21"/>
            <table:table-cell table:number-columns-repeated="1018"/>
          </table:table-row>
          <table:table-row table:style-name="ro3" table:visibility="collapse">
            <table:table-cell table:number-columns-repeated="3"/>
            <table:table-cell table:style-name="ce14" office:value-type="string">
              <text:p>In smartgit: Pull game-content</text:p>
            </table:table-cell>
            <table:table-cell/>
            <table:table-cell table:style-name="ce9" office:value-type="string">
              <text:p>Download translations as zip file</text:p>
            </table:table-cell>
            <table:table-cell table:number-columns-repeated="1018"/>
          </table:table-row>
          <table:table-row table:style-name="ro3" table:visibility="collapse">
            <table:table-cell table:number-columns-repeated="3"/>
            <table:table-cell table:style-name="ce14"/>
            <table:table-cell/>
            <table:table-cell table:style-name="ce9" office:value-type="string">
              <text:p>Extract to downloads\translations</text:p>
            </table:table-cell>
            <table:table-cell table:number-columns-repeated="1018"/>
          </table:table-row>
          <table:table-row table:style-name="ro5" table:visibility="collapse">
            <table:table-cell table:number-columns-repeated="3"/>
            <table:table-cell table:style-name="ce14" table:formula="of:=&quot;xcopy /S /Y  C:\AT\translations\game-content\AndorsTrail\assets\translation\*.po* &quot; &amp; [.$D$8] &amp; &quot;\AndorsTrail\assets\translation\&quot;" office:value-type="string" office:string-value="xcopy /S /Y  C:\AT\translations\game-content\AndorsTrail\assets\translation\*.po* C:\AT\AndorsTrailRelease\andors-trail\AndorsTrail\assets\translation\">
              <text:p>xcopy /S /Y <text:s/>C:\AT\translations\game-content\AndorsTrail\assets\translation\*.po* C:\AT\AndorsTrailRelease\andors-trail\AndorsTrail\assets\translation\</text:p>
            </table:table-cell>
            <table:table-cell/>
            <table:table-cell table:style-name="ce9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  <table:table-row table:style-name="ro5" table:visibility="collapse">
            <table:table-cell table:number-columns-repeated="3"/>
            <table:table-cell table:style-name="ce14" table:formula="of:=&quot;FOR /D %F in (&quot;&quot;c:\at\translations\game-content\andorstrail\res\values-*&quot;&quot;) DO COPY /Y %F\strings.xml &quot; &amp; [.$D$8] &amp; &quot;\andorstrail\res\%~nF\&quot;" office:value-type="string" office:string-value="FOR /D %F in (&quot;c:\at\translations\game-content\andorstrail\res\values-*&quot;) DO COPY /Y %F\strings.xml C:\AT\AndorsTrailRelease\andors-trail\andorstrail\res\%~nF\">
              <text:p>FOR /D %F in ("c:\at\translations\game-content\andorstrail\res\values-*") DO COPY /Y %F\strings.xml C:\AT\AndorsTrailRelease\andors-trail\andorstrail\res\%~nF\</text:p>
            </table:table-cell>
            <table:table-cell/>
            <table:table-cell table:style-name="ce9"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18"/>
          </table:table-row>
        </table:table-row-group>
        <table:table-row-group>
          <table:table-row table:style-name="ro3">
            <table:table-cell table:number-columns-repeated="2"/>
            <table:table-cell table:style-name="ce4" office:value-type="string">
              <text:p>… only for release build: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„Commit“ <text:s text:c="2"/>(if pending changes exist)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table:style-name="ce5"/>
            <table:table-cell office:value-type="string">
              <text:p>In smartgit: Pull Weblate-Repositories <text:s/>(user-interface:master)</text:p>
            </table:table-cell>
            <table:table-cell table:number-columns-repeated="1020"/>
          </table:table-row>
          <table:table-row table:style-name="ro3">
            <table:table-cell table:style-name="ce3"/>
            <table:table-cell/>
            <table:table-cell table:style-name="ce7"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1"/>
          </table:table-row>
          <table:table-row table:style-name="ro4">
            <table:table-cell table:number-columns-repeated="2"/>
            <table:table-cell table:style-name="ce5"/>
            <table:table-cell office:value-type="string">
              <text:p>Goto AndorsTrailRelease:master <text:s text:c="4"/>then <text:s text:c="2"/>rightClick on <text:s/>hosted.weblate:master, <text:s/>pull, <text:s/>then merge <text:s text:c="2"/>with merge commi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table:style-name="ce5"/>
            <table:table-cell office:value-type="string">
              <text:p>push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-group>
          <table:table-row table:style-name="ro3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5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for /r %I in (strings.xml) do @find "%$" %I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lternative &amp; better: check in notepad++ with reg.exp: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(?&lt;!%)%(?!(%|(1\$d)|(2\$d)|(2\$d)|(3\$d)|(4\$d)|(5\$d)|(1\$s)|(2\$s)|(1\$.1f)))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  <table:table-row table:style-name="ro3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6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  <table:table-row table:style-name="ro3">
            <table:table-cell table:number-columns-repeated="2"/>
            <table:table-cell office:value-type="string">
              <text:p>Not necessary for Release: Create .mo files just for beta</text:p>
            </table:table-cell>
            <table:table-cell table:number-columns-repeated="1021"/>
          </table:table-row>
          <table:table-row table:style-name="ro6">
            <table:table-cell table:number-columns-repeated="3"/>
            <table:table-cell table:formula="of:=&quot;FOR %F in (&quot;&quot;&quot; &amp; [.$D$8]  &amp; &quot;\AndorsTrail&quot; &amp; &quot;\assets\translation\*.po*&quot;&quot;) DO &quot;&quot;C:\Program Files (x86)\Poedit\GettextTools\bin\msgfmt.exe&quot;&quot; -o &quot; &amp; [.$D$12] &amp; &quot;\assets\translation\%~nF.mo %F&quot;" office:value-type="string" office:string-value="FOR %F in (&quot;C:\AT\AndorsTrailRelease\andors-trail\AndorsTrail\assets\translation\*.po*&quot;) DO &quot;C:\Program Files (x86)\Poedit\GettextTools\bin\msgfmt.exe&quot; -o C:\AT\NutAndor\andors-trail\AndorsTrail\assets\translation\%~nF.mo %F">
              <text:p>FOR %F in ("C:\AT\AndorsTrailRelease\andors-trail\AndorsTrail\assets\translation\*.po*") DO "C:\Program Files (x86)\Poedit\GettextTools\bin\msgfmt.exe" -o C:\AT\NutAndor\andors-trail\AndorsTrail\assets\translation\%~nF.mo %F</text:p>
            </table:table-cell>
            <table:table-cell table:number-columns-repeated="1020"/>
          </table:table-row>
          <table:table-row table:style-name="ro6">
            <table:table-cell table:number-columns-repeated="2"/>
            <table:table-cell office:value-type="string">
              <text:p>!</text:p>
            </table:table-cell>
            <table:table-cell table:formula="of:=&quot;FOR /F &quot;&quot; usebackq delims==&quot;&quot; %F in (`dir /A:D /B &quot;&quot;&quot; &amp; [.$D$8]  &amp; &quot;\AndorsTrail\res\values-*&quot;&quot;`) DO @copy /Y &quot;&quot;&quot; &amp; [.$D$8] &amp; &quot;\AndorsTrail\res\%F\strings.xml&quot;&quot; &quot;&quot;&quot; &amp; [.$D$12] &amp; &quot;\res\%F\strings.xml&quot;&quot;&quot;" office:value-type="string" office:string-value="FOR /F &quot; usebackq delims==&quot; %F in (`dir /A:D /B &quot;C:\AT\AndorsTrailRelease\andors-trail\AndorsTrail\res\values-*&quot;`) DO @copy /Y &quot;C:\AT\AndorsTrailRelease\andors-trail\AndorsTrail\res\%F\strings.xml&quot; &quot;C:\AT\NutAndor\andors-trail\AndorsTrail\res\%F\strings.xml&quot;">
              <text:p>FOR /F " usebackq delims==" %F in (`dir /A:D /B "C:\AT\AndorsTrailRelease\andors-trail\AndorsTrail\res\values-*"`) DO @copy /Y "C:\AT\AndorsTrailRelease\andors-trail\AndorsTrail\res\%F\strings.xml" "C:\AT\NutAndor\andors-trail\AndorsTrail\res\%F\strings.xml"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6"/>
            <table:table-cell table:number-columns-repeated="1020"/>
          </table:table-row>
        </table:table-row-group>
        <table:table-row table:style-name="ro3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6" office:value-type="string">
            <text:p>DEVELOPMENT_INCOMPATIBLE_SAVEGAM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6" office:value-type="string">
            <text:p>CURRENT_VERSION_DISPLA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6" office:value-type="string">
            <text:p>android:versionCode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6" office:value-type="string">
            <text:p>android:versionNam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6]" office:value-type="string" office:string-value="Open ATCS with version  fungi_panic">
            <text:p>Open ATCS with version <text:s/>fungi_panic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 <text:s/>(or local when weblate is locked)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Do a quick check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ead-Log während Release PUSH rausnehmen</text:p>
          </table:table-cell>
          <table:table-cell table:number-columns-repeated="1022"/>
        </table:table-row>
        <table:table-row table:style-name="ro7">
          <table:table-cell table:number-columns-repeated="3"/>
          <table:table-cell table:style-name="ce16" office:value-type="string">
            <text:p><text:span text:style-name="T4">&lt;</text:span><text:span text:style-name="T5">uses-permission </text:span><text:span text:style-name="T1">android</text:span><text:span text:style-name="T2">:name=</text:span><text:span text:style-name="T3">"android.permission.READ_LOGS"</text:span><text:span text:style-name="T4">/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3">
          <table:table-cell office:value-type="string">
            <text:p>Push to Github</text:p>
          </table:table-cell>
          <table:table-cell table:number-columns-repeated="1023"/>
        </table:table-row>
        <table:table-row table:style-name="ro3">
          <table:table-cell/>
          <table:table-cell table:formula="of:=&quot;Close &quot; &amp; [.$D$16]" office:value-type="string" office:string-value="Close fungi_panic">
            <text:p>Close fungi_panic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Commit &amp; Push  &quot; &amp; [.$D$11] &amp; &quot;:&quot; &amp; [.$D$16]" office:value-type="string" office:string-value="Commit &amp; Push  NutAndor\andors-trail:fungi_panic">
            <text:p>Commit &amp; Push <text:s/>NutAndor\andors-trail:fungi_panic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ompare &quot; &amp; [.$D$7] &amp; &quot;:master&quot; &amp; &quot;  with  &quot; &amp; [.$D$11] &amp; &quot;:&quot; &amp; [.$D$16]" office:value-type="string" office:string-value="Compare AndorsTrailRelease\andors-trail:master  with  NutAndor\andors-trail:fungi_panic">
            <text:p>Compare AndorsTrailRelease\andors-trail:master <text:s/>with <text:s/>NutAndor\andors-trail:fungi_panic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https://github.com/&quot; &amp; [.$D$7] &amp; &quot;/compare/master...NutAndor:&quot; &amp; [.$D$16]" office:value-type="string" office:string-value="https://github.com/AndorsTrailRelease\andors-trail/compare/master...NutAndor:fungi_panic">
            <text:p>https://github.com/AndorsTrailRelease\andors-trail/compare/master...NutAndor:fungi_panic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Release candidate &quot; &amp; [.$D$16] &amp; &quot; before compression&quot;" office:value-type="string" office:string-value="Release candidate fungi_panic before compression">
            <text:p>Release candidate fungi_panic before compression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>
          <table:table-row table:style-name="ro8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3">
            <table:table-cell/>
            <table:table-cell table:style-name="ce5"/>
            <table:table-cell/>
            <table:table-cell office:value-type="string">
              <text:p><text:span text:style-name="T6">Typo</text:span> means the existing translations must be preserved. </text:p>
            </table:table-cell>
            <table:table-cell table:number-columns-repeated="1020"/>
          </table:table-row>
          <table:table-row table:style-name="ro6">
            <table:table-cell/>
            <table:table-cell table:style-name="ce5"/>
            <table:table-cell/>
            <table:table-cell office:value-type="string">
              <text:p><text:span text:style-name="T6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6">
            <table:table-cell/>
            <table:table-cell table:style-name="ce5"/>
            <table:table-cell/>
            <table:table-cell office:value-type="string">
              <text:p><text:span text:style-name="T6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4">
            <table:table-cell/>
            <table:table-cell table:style-name="ce5"/>
            <table:table-cell/>
            <table:table-cell office:value-type="string">
              <text:p><text:span text:style-name="T6">None</text:span> means that we completely delete the old translations.</text:p>
              <text:p>Also used if a new reply was <text:span text:style-name="T7">inserted</text:span>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Open an empty ATCS procect, like „empty“</text:p>
          </table:table-cell>
          <table:table-cell table:number-columns-repeated="1020"/>
        </table:table-row>
        <table:table-row-group>
          <table:table-row table:style-name="ro3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9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/>//if it breaks, look after \u2019 and change these to '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T2=&quot; &amp; [.$D$12] &amp; &quot;\assets\translation&quot;" office:value-type="string" office:string-value="set T2=C:\AT\NutAndor\andors-trail\AndorsTrail\assets\translation">
            <text:p>set T2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C:\AT\ATCS\empty\ATCS\empty\altered&quot;" office:value-type="string" office:string-value="set A=C:\AT\ATCS\empty\ATCS\empty\altered">
            <text:p>set A=C:\AT\ATCS\empty\ATCS\empty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2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2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*.po*" "%T2%\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.mo fil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T%\*.mo*" "%T2%\"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Generate the source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empty&quot;" office:value-type="string" office:string-value="Open ATCS with version  empty">
            <text:p>Open ATCS with version <text:s/>empt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Maybe set debug_button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20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translation state <text:s/>(give weblate some time to refresh statistics)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pdate languages in selection menu: <text:s/>arrays.xml <text:s text:c="2"/>"preferences_language" <text:s/>(Zl.134, <text:s/>ab V078)</text:p>
          </table:table-cell>
          <table:table-cell table:number-columns-repeated="1021"/>
        </table:table-row>
        <table:table-row table:style-name="ro10">
          <table:table-cell table:number-columns-repeated="3"/>
          <table:table-cell table:style-name="ce16" office:value-type="string">
            <text:p><text:span text:style-name="T4">&lt;</text:span><text:span text:style-name="T5">string-array </text:span><text:span text:style-name="T2">name=</text:span><text:span text:style-name="T3">"preferences_language"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@string/preferences_language_default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nglish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Deutsch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Español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Française (60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Italiano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Magyar (4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lski (98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Português Brasil (85%)&lt;/</text:span><text:span text:style-name="T5">item</text:span><text:span text:style-name="T4">&gt; </text:span><text:span text:style-name="T4"><text:line-break/></text:span><text:span text:style-name="T4"><text:tab/></text:span><text:span text:style-name="T4">&lt;</text:span><text:span text:style-name="T5">item</text:span><text:span text:style-name="T4">&gt;Русский язык (98%)&lt;/</text:span><text:span text:style-name="T5">item</text:span><text:span text:style-name="T4">&gt; </text:span><text:span text:style-name="T4"><text:line-break/></text:span><text:span text:style-name="T4">&lt;/</text:span><text:span text:style-name="T5">string-array</text:span><text:span text:style-name="T4">&gt; </text:span><text:span text:style-name="T4"><text:line-break/></text:span><text:span text:style-name="T4"/>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3">
          <table:table-cell/>
          <table:table-cell table:formula="of:=&quot;Create ATCS-project: &quot; &amp; [.D19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nitialize directory  &quot; &amp; [.$D$20] &amp; &quot;\&quot; &amp; [.$D$19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del  /Q /S  &quot; &amp; [.D20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rmdir  /Q /S  &quot; &amp; [.D20] &amp; &quot;\&quot; &amp; [.D19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md  &quot; &amp; [.$D$20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reate new ATCS-procect:  &quot; &amp; [.D19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ATCS: New workspace  &quot; &amp; [.$D$20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Create project: &quot; &amp; [.$D$19] &amp; &quot;   AT-source:  &quot; &amp; [.$D$8] &amp; &quot;\AndorsTrail&quot;" office:value-type="string" office:string-value="Create project: beta   AT-source:  C:\AT\AndorsTrailRelease\andors-trail\AndorsTrail">
            <text:p>Create project: beta <text:s text:c="2"/>AT-source: <text:s/>C:\AT\AndorsTrailRelease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6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style-name="ce6" office:value-type="string">
            <text:p>rem JSON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&amp;[.$D$20]&amp;&quot;\&quot;&amp;[.$D$19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MX</text:p>
          </table:table-cell>
          <table:table-cell table:style-name="ce6" office:value-type="string">
            <text:p>rem TMX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NG</text:p>
          </table:table-cell>
          <table:table-cell table:style-name="ce6" office:value-type="string">
            <text:p>rem PNG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6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giantbasilisk.png" <text:s text:c="10"/>"monsters_giantbasilisk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bosses_2x2.png" <text:s text:c="10"/>"monsters_bosses_2x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giantbasilisk.bak" <text:s text:c="10"/>"monsters_giantbasilisk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bosses_2x2.bak" <text:s text:c="10"/>"monsters_bosses_2x2.png"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 office:value-type="string">
            <text:p>&gt;</text:p>
          </table:table-cell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>
            <text:p>&gt;</text:p>
          </table:table-cell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>
            <text:p>&gt;</text:p>
          </table:table-cell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giantbasilisk, "monsters_giantbasilisk", sz1x1, sz2x2, mTileSize)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loader.prepareTileset(R.drawable.monsters_bosses_2x2, "monsters_bosses_2x2", sz1x1, sz2x2, mTileSize);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>
            <text:p>&gt;</text:p>
          </table:table-cell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hen add the compressed new .png files: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Open ATCS <text:s/>with (empty) project <text:s/>compress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(&quot;The project 'compressed' must be based on &quot; &amp; [.$D$12] &amp; &quot; !)&quot;)" office:value-type="string" office:string-value="The project 'compressed' must be based on C:\AT\NutAndor\andors-trail\AndorsTrail !)">
            <text:p>The project 'compressed' must be based on C:\AT\NutAndor\andors-trail\AndorsTrail !)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(Don't use the generated apk of menu „Run“! It is debuggable and not accepted by googlePlay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>
          <table:table-row table:style-name="ro3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Remove the directory <text:s/>META-INF <text:s/>(Evtl. Unzip it first and zip afterwards again)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  <table:table-row table:style-name="ro12">
            <table:table-cell table:number-columns-repeated="3"/>
            <table:table-cell office:value-type="string">
              <text:p>SIGN</text:p>
              <text:p>====</text:p>
              <text:p>C:\windows\system32\ <text:s text:c="2"/>im Explorer <text:s/>cmd.exe <text:s/>als Admin</text:p>
              <text:p/>
              <text:p>cd C:\Users\Christian\StudioProjects\andors-trail\AndorsTrail</text:p>
              <text:p>cd C:\AT\nutAndor\andors-trail\AndorsTrail</text:p>
              <text:p>ren AndorsTrail.apk AndorsTrail.zip</text:p>
              <text:p/>
              <text:p>Doppelklick auf AndorsTrail.zip</text:p>
              <text:p>Löschen META-INF</text:p>
              <text:p/>
              <text:p>Ren AndorsTrail.zip AndorsTrail.apk</text:p>
              <text:p/>
              <text:p>java.exe -Xmx1024M -Xss1m -jar %LOCALAPPDATA%\Android\sdk\build-tools\25.0.3\lib\apksigner.jar <text:s/>sign --ks \AT\sec\AndorsTrail.keystore <text:s/>-v AndorsTrail.apk</text:p>
              <text:p/>
              <text:p>java.exe -Xmx1024M -Xss1m -jar %LOCALAPPDATA%\Android\sdk\build-tools\25.0.3\lib\apksigner.jar <text:s/>verify <text:s/>-v AndorsTrail.apk</text:p>
              <text:p/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20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ETC.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New .png <text:s/>fil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TCS:</text:p>
          </table:table-cell>
          <table:table-cell office:value-type="string">
            <text:p>See <text:s/>: spritesheets.properties <text:s/>in jar file, e.g.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:\Program Files (x86)\ATCS\lib\ATCS_v0.6.15.jar\spritesheets.properti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T:</text:p>
          </table:table-cell>
          <table:table-cell table:style-name="ce17" office:value-type="string">
            <text:p>See: com.gpl.rpg.AndorsTrail.resource <text:s/>ResourceLoader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Fdroid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ust tag the actual version in AndorsTrailRelease to e.g. <text:s/>v0.7.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ranslators conribut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Find</text:p>
          </table:table-cell>
          <table:table-cell office:value-type="string">
            <text:p><text:a xlink:href="https://hosted.weblate.org/projects/andors-trail/#reports">https://hosted.weblate.org/projects/andors-trail/#reports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from <text:s/>01.01.2000 <text:s/>until <text:s/>31.12.2099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ail</text:p>
          </table:table-cell>
          <table:table-cell office:value-type="string">
            <text:p>Andors Trail translation credi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mail to oneself, recipients in BCC <text:s/>(to respect private data)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>
            <text:p>Dear translator,</text:p>
            <text:p/>
            <text:p>you have done a good amount of translations of Andor's Trail. We would like to have your name into the credits as a small compensation for your hard work.</text:p>
            <text:p>Everyone who has worked on 100 translations or more of Andor's Trail in recent years should be listed in the credits.</text:p>
            <text:p/>
            <text:p>If you are not already listed in the credits - How do you want to be called? We only know your registration and email address in Weblate, which is often enough different to the forum user. </text:p>
            <text:p>Some contributors give their forum name, some their real life game, some both - it's up to you. </text:p>
            <text:p>Please write us, what you want to be called. Then you will find yourself in the next release under "About / help &gt;&gt; Authors &gt;&gt; Translations".</text:p>
            <text:p/>
            <text:p>--</text:p>
            <text:p>Nut</text:p>
          </table:table-cell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10" table:default-cell-style-name="Default"/>
        <table:table-column table:style-name="co7" table:default-cell-style-name="Default"/>
        <table:table-column table:style-name="co7" table:default-cell-style-name="ce31"/>
        <table:table-row table:style-name="ro13">
          <table:table-cell office:value-type="string">
            <text:p>cd C:\AT\AndorsTrailRelease\andors-trail\AndorsTrail\res\</text:p>
          </table:table-cell>
          <table:table-cell/>
          <table:table-cell table:style-name="Default"/>
        </table:table-row>
        <table:table-row table:style-name="ro13">
          <table:table-cell office:value-type="string">
            <text:p>del c:\at\temp\maps.txt</text:p>
          </table:table-cell>
          <table:table-cell/>
          <table:table-cell table:style-name="Default"/>
        </table:table-row>
        <table:table-row table:style-name="ro13">
          <table:table-cell office:value-type="string">
            <text:p>for %F in (xml\*.tmx) do @echo '%~nF', <text:s/>&gt;&gt; c:\at\temp\maps.txt</text:p>
          </table:table-cell>
          <table:table-cell/>
          <table:table-cell table:style-name="Default"/>
        </table:table-row>
        <table:table-row table:style-name="ro16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1',">
            <text:p>'arulircave1',</text:p>
          </table:table-cell>
        </table:table-row>
        <table:table-row table:style-name="ro16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2',">
            <text:p>'arulircave2',</text:p>
          </table:table-cell>
        </table:table-row>
        <table:table-row table:style-name="ro16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3',">
            <text:p>'arulircave3',</text:p>
          </table:table-cell>
        </table:table-row>
        <table:table-row table:style-name="ro16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4',">
            <text:p>'arulircave4',</text:p>
          </table:table-cell>
        </table:table-row>
        <table:table-row table:style-name="ro16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5',">
            <text:p>'arulircave5',</text:p>
          </table:table-cell>
        </table:table-row>
        <table:table-row table:style-name="ro16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cave6',">
            <text:p>'arulircave6',</text:p>
          </table:table-cell>
        </table:table-row>
        <table:table-row table:style-name="ro16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1',">
            <text:p>'arulirmountain1',</text:p>
          </table:table-cell>
        </table:table-row>
        <table:table-row table:style-name="ro16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arulirmountain2',">
            <text:p>'arulirmountain2',</text:p>
          </table:table-cell>
        </table:table-row>
        <table:table-row table:style-name="ro16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0',">
            <text:p>'blackwater_mountain0',</text:p>
          </table:table-cell>
        </table:table-row>
        <table:table-row table:style-name="ro16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',">
            <text:p>'blackwater_mountain1',</text:p>
          </table:table-cell>
        </table:table-row>
        <table:table-row table:style-name="ro16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0',">
            <text:p>'blackwater_mountain10',</text:p>
          </table:table-cell>
        </table:table-row>
        <table:table-row table:style-name="ro16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1',">
            <text:p>'blackwater_mountain11',</text:p>
          </table:table-cell>
        </table:table-row>
        <table:table-row table:style-name="ro16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2',">
            <text:p>'blackwater_mountain12',</text:p>
          </table:table-cell>
        </table:table-row>
        <table:table-row table:style-name="ro16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3',">
            <text:p>'blackwater_mountain13',</text:p>
          </table:table-cell>
        </table:table-row>
        <table:table-row table:style-name="ro16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4',">
            <text:p>'blackwater_mountain14',</text:p>
          </table:table-cell>
        </table:table-row>
        <table:table-row table:style-name="ro16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5',">
            <text:p>'blackwater_mountain15',</text:p>
          </table:table-cell>
        </table:table-row>
        <table:table-row table:style-name="ro16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6',">
            <text:p>'blackwater_mountain16',</text:p>
          </table:table-cell>
        </table:table-row>
        <table:table-row table:style-name="ro16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7',">
            <text:p>'blackwater_mountain17',</text:p>
          </table:table-cell>
        </table:table-row>
        <table:table-row table:style-name="ro16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8',">
            <text:p>'blackwater_mountain18',</text:p>
          </table:table-cell>
        </table:table-row>
        <table:table-row table:style-name="ro16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19',">
            <text:p>'blackwater_mountain19',</text:p>
          </table:table-cell>
        </table:table-row>
        <table:table-row table:style-name="ro16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',">
            <text:p>'blackwater_mountain2',</text:p>
          </table:table-cell>
        </table:table-row>
        <table:table-row table:style-name="ro16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0',">
            <text:p>'blackwater_mountain20',</text:p>
          </table:table-cell>
        </table:table-row>
        <table:table-row table:style-name="ro16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1',">
            <text:p>'blackwater_mountain21',</text:p>
          </table:table-cell>
        </table:table-row>
        <table:table-row table:style-name="ro16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2',">
            <text:p>'blackwater_mountain22',</text:p>
          </table:table-cell>
        </table:table-row>
        <table:table-row table:style-name="ro16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3',">
            <text:p>'blackwater_mountain23',</text:p>
          </table:table-cell>
        </table:table-row>
        <table:table-row table:style-name="ro16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4',">
            <text:p>'blackwater_mountain24',</text:p>
          </table:table-cell>
        </table:table-row>
        <table:table-row table:style-name="ro16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5',">
            <text:p>'blackwater_mountain25',</text:p>
          </table:table-cell>
        </table:table-row>
        <table:table-row table:style-name="ro16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6',">
            <text:p>'blackwater_mountain26',</text:p>
          </table:table-cell>
        </table:table-row>
        <table:table-row table:style-name="ro16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7',">
            <text:p>'blackwater_mountain27',</text:p>
          </table:table-cell>
        </table:table-row>
        <table:table-row table:style-name="ro16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8',">
            <text:p>'blackwater_mountain28',</text:p>
          </table:table-cell>
        </table:table-row>
        <table:table-row table:style-name="ro16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29',">
            <text:p>'blackwater_mountain29',</text:p>
          </table:table-cell>
        </table:table-row>
        <table:table-row table:style-name="ro16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',">
            <text:p>'blackwater_mountain3',</text:p>
          </table:table-cell>
        </table:table-row>
        <table:table-row table:style-name="ro16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0',">
            <text:p>'blackwater_mountain30',</text:p>
          </table:table-cell>
        </table:table-row>
        <table:table-row table:style-name="ro16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1',">
            <text:p>'blackwater_mountain31',</text:p>
          </table:table-cell>
        </table:table-row>
        <table:table-row table:style-name="ro16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2',">
            <text:p>'blackwater_mountain32',</text:p>
          </table:table-cell>
        </table:table-row>
        <table:table-row table:style-name="ro16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3',">
            <text:p>'blackwater_mountain33',</text:p>
          </table:table-cell>
        </table:table-row>
        <table:table-row table:style-name="ro16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4',">
            <text:p>'blackwater_mountain34',</text:p>
          </table:table-cell>
        </table:table-row>
        <table:table-row table:style-name="ro16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5',">
            <text:p>'blackwater_mountain35',</text:p>
          </table:table-cell>
        </table:table-row>
        <table:table-row table:style-name="ro16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6',">
            <text:p>'blackwater_mountain36',</text:p>
          </table:table-cell>
        </table:table-row>
        <table:table-row table:style-name="ro16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7',">
            <text:p>'blackwater_mountain37',</text:p>
          </table:table-cell>
        </table:table-row>
        <table:table-row table:style-name="ro16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8',">
            <text:p>'blackwater_mountain38',</text:p>
          </table:table-cell>
        </table:table-row>
        <table:table-row table:style-name="ro16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',">
            <text:p>'blackwater_mountain39',</text:p>
          </table:table-cell>
        </table:table-row>
        <table:table-row table:style-name="ro16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39a',">
            <text:p>'blackwater_mountain39a',</text:p>
          </table:table-cell>
        </table:table-row>
        <table:table-row table:style-name="ro16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',">
            <text:p>'blackwater_mountain4',</text:p>
          </table:table-cell>
        </table:table-row>
        <table:table-row table:style-name="ro16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0',">
            <text:p>'blackwater_mountain40',</text:p>
          </table:table-cell>
        </table:table-row>
        <table:table-row table:style-name="ro16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1',">
            <text:p>'blackwater_mountain41',</text:p>
          </table:table-cell>
        </table:table-row>
        <table:table-row table:style-name="ro16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2',">
            <text:p>'blackwater_mountain42',</text:p>
          </table:table-cell>
        </table:table-row>
        <table:table-row table:style-name="ro16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3',">
            <text:p>'blackwater_mountain43',</text:p>
          </table:table-cell>
        </table:table-row>
        <table:table-row table:style-name="ro16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4',">
            <text:p>'blackwater_mountain44',</text:p>
          </table:table-cell>
        </table:table-row>
        <table:table-row table:style-name="ro16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5',">
            <text:p>'blackwater_mountain45',</text:p>
          </table:table-cell>
        </table:table-row>
        <table:table-row table:style-name="ro16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6',">
            <text:p>'blackwater_mountain46',</text:p>
          </table:table-cell>
        </table:table-row>
        <table:table-row table:style-name="ro16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7',">
            <text:p>'blackwater_mountain47',</text:p>
          </table:table-cell>
        </table:table-row>
        <table:table-row table:style-name="ro16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8',">
            <text:p>'blackwater_mountain48',</text:p>
          </table:table-cell>
        </table:table-row>
        <table:table-row table:style-name="ro16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9',">
            <text:p>'blackwater_mountain49',</text:p>
          </table:table-cell>
        </table:table-row>
        <table:table-row table:style-name="ro16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4a',">
            <text:p>'blackwater_mountain4a',</text:p>
          </table:table-cell>
        </table:table-row>
        <table:table-row table:style-name="ro16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',">
            <text:p>'blackwater_mountain5',</text:p>
          </table:table-cell>
        </table:table-row>
        <table:table-row table:style-name="ro16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0',">
            <text:p>'blackwater_mountain50',</text:p>
          </table:table-cell>
        </table:table-row>
        <table:table-row table:style-name="ro16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1',">
            <text:p>'blackwater_mountain51',</text:p>
          </table:table-cell>
        </table:table-row>
        <table:table-row table:style-name="ro16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2',">
            <text:p>'blackwater_mountain52',</text:p>
          </table:table-cell>
        </table:table-row>
        <table:table-row table:style-name="ro16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3',">
            <text:p>'blackwater_mountain53',</text:p>
          </table:table-cell>
        </table:table-row>
        <table:table-row table:style-name="ro16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4',">
            <text:p>'blackwater_mountain54',</text:p>
          </table:table-cell>
        </table:table-row>
        <table:table-row table:style-name="ro16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a',">
            <text:p>'blackwater_mountain5a',</text:p>
          </table:table-cell>
        </table:table-row>
        <table:table-row table:style-name="ro16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5c',">
            <text:p>'blackwater_mountain5c',</text:p>
          </table:table-cell>
        </table:table-row>
        <table:table-row table:style-name="ro16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6',">
            <text:p>'blackwater_mountain6',</text:p>
          </table:table-cell>
        </table:table-row>
        <table:table-row table:style-name="ro16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',">
            <text:p>'blackwater_mountain7',</text:p>
          </table:table-cell>
        </table:table-row>
        <table:table-row table:style-name="ro16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7a',">
            <text:p>'blackwater_mountain7a',</text:p>
          </table:table-cell>
        </table:table-row>
        <table:table-row table:style-name="ro16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8',">
            <text:p>'blackwater_mountain8',</text:p>
          </table:table-cell>
        </table:table-row>
        <table:table-row table:style-name="ro16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blackwater_mountain9',">
            <text:p>'blackwater_mountain9',</text:p>
          </table:table-cell>
        </table:table-row>
        <table:table-row table:style-name="ro16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1',">
            <text:p>'catacombs1',</text:p>
          </table:table-cell>
        </table:table-row>
        <table:table-row table:style-name="ro16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2',">
            <text:p>'catacombs2',</text:p>
          </table:table-cell>
        </table:table-row>
        <table:table-row table:style-name="ro16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3',">
            <text:p>'catacombs3',</text:p>
          </table:table-cell>
        </table:table-row>
        <table:table-row table:style-name="ro16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atacombs4',">
            <text:p>'catacombs4',</text:p>
          </table:table-cell>
        </table:table-row>
        <table:table-row table:style-name="ro16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1',">
            <text:p>'clearing_level1',</text:p>
          </table:table-cell>
        </table:table-row>
        <table:table-row table:style-name="ro16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learing_level2',">
            <text:p>'clearing_level2',</text:p>
          </table:table-cell>
        </table:table-row>
        <table:table-row table:style-name="ro16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1',">
            <text:p>'crackshot_hideout1',</text:p>
          </table:table-cell>
        </table:table-row>
        <table:table-row table:style-name="ro16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2',">
            <text:p>'crackshot_hideout2',</text:p>
          </table:table-cell>
        </table:table-row>
        <table:table-row table:style-name="ro16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ackshot_hideout3',">
            <text:p>'crackshot_hideout3',</text:p>
          </table:table-cell>
        </table:table-row>
        <table:table-row table:style-name="ro16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',">
            <text:p>'crossglen',</text:p>
          </table:table-cell>
        </table:table-row>
        <table:table-row table:style-name="ro16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cave',">
            <text:p>'crossglen_cave',</text:p>
          </table:table-cell>
        </table:table-row>
        <table:table-row table:style-name="ro16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',">
            <text:p>'crossglen_farmhouse',</text:p>
          </table:table-cell>
        </table:table-row>
        <table:table-row table:style-name="ro16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farmhouse_basement',">
            <text:p>'crossglen_farmhouse_basement',</text:p>
          </table:table-cell>
        </table:table-row>
        <table:table-row table:style-name="ro16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hall',">
            <text:p>'crossglen_hall',</text:p>
          </table:table-cell>
        </table:table-row>
        <table:table-row table:style-name="ro16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glen_smith',">
            <text:p>'crossglen_smith',</text:p>
          </table:table-cell>
        </table:table-row>
        <table:table-row table:style-name="ro16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crossroads',">
            <text:p>'crossroads',</text:p>
          </table:table-cell>
        </table:table-row>
        <table:table-row table:style-name="ro16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debugmap',">
            <text:p>'debugmap',</text:p>
          </table:table-cell>
        </table:table-row>
        <table:table-row table:style-name="ro16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0',">
            <text:p>'elm_mine0',</text:p>
          </table:table-cell>
        </table:table-row>
        <table:table-row table:style-name="ro16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elm_mine1',">
            <text:p>'elm_mine1',</text:p>
          </table:table-cell>
        </table:table-row>
        <table:table-row table:style-name="ro16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laun',">
            <text:p>'fallhaven_alaun',</text:p>
          </table:table-cell>
        </table:table-row>
        <table:table-row table:style-name="ro16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',">
            <text:p>'fallhaven_arcir',</text:p>
          </table:table-cell>
        </table:table-row>
        <table:table-row table:style-name="ro16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rcir_basement',">
            <text:p>'fallhaven_arcir_basement',</text:p>
          </table:table-cell>
        </table:table-row>
        <table:table-row table:style-name="ro16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athamyr',">
            <text:p>'fallhaven_athamyr',</text:p>
          </table:table-cell>
        </table:table-row>
        <table:table-row table:style-name="ro16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barn',">
            <text:p>'fallhaven_barn',</text:p>
          </table:table-cell>
        </table:table-row>
        <table:table-row table:style-name="ro16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hurch',">
            <text:p>'fallhaven_church',</text:p>
          </table:table-cell>
        </table:table-row>
        <table:table-row table:style-name="ro16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clothes',">
            <text:p>'fallhaven_clothes',</text:p>
          </table:table-cell>
        </table:table-row>
        <table:table-row table:style-name="ro16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',">
            <text:p>'fallhaven_derelict',</text:p>
          </table:table-cell>
        </table:table-row>
        <table:table-row table:style-name="ro16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derelict2',">
            <text:p>'fallhaven_derelict2',</text:p>
          </table:table-cell>
        </table:table-row>
        <table:table-row table:style-name="ro16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farmer',">
            <text:p>'fallhaven_farmer',</text:p>
          </table:table-cell>
        </table:table-row>
        <table:table-row table:style-name="ro16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gravedigger',">
            <text:p>'fallhaven_gravedigger',</text:p>
          </table:table-cell>
        </table:table-row>
        <table:table-row table:style-name="ro16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lumberjack',">
            <text:p>'fallhaven_lumberjack',</text:p>
          </table:table-cell>
        </table:table-row>
        <table:table-row table:style-name="ro16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e',">
            <text:p>'fallhaven_ne',</text:p>
          </table:table-cell>
        </table:table-row>
        <table:table-row table:style-name="ro16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ocmar',">
            <text:p>'fallhaven_nocmar',</text:p>
          </table:table-cell>
        </table:table-row>
        <table:table-row table:style-name="ro16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nw',">
            <text:p>'fallhaven_nw',</text:p>
          </table:table-cell>
        </table:table-row>
        <table:table-row table:style-name="ro16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otions',">
            <text:p>'fallhaven_potions',</text:p>
          </table:table-cell>
        </table:table-row>
        <table:table-row table:style-name="ro16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prison',">
            <text:p>'fallhaven_prison',</text:p>
          </table:table-cell>
        </table:table-row>
        <table:table-row table:style-name="ro16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rigmor',">
            <text:p>'fallhaven_rigmor',</text:p>
          </table:table-cell>
        </table:table-row>
        <table:table-row table:style-name="ro16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e',">
            <text:p>'fallhaven_se',</text:p>
          </table:table-cell>
        </table:table-row>
        <table:table-row table:style-name="ro16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torage',">
            <text:p>'fallhaven_storage',</text:p>
          </table:table-cell>
        </table:table-row>
        <table:table-row table:style-name="ro16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sw',">
            <text:p>'fallhaven_sw',</text:p>
          </table:table-cell>
        </table:table-row>
        <table:table-row table:style-name="ro16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allhaven_tavern',">
            <text:p>'fallhaven_tavern',</text:p>
          </table:table-cell>
        </table:table-row>
        <table:table-row table:style-name="ro16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0',">
            <text:p>'fields0',</text:p>
          </table:table-cell>
        </table:table-row>
        <table:table-row table:style-name="ro16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',">
            <text:p>'fields1',</text:p>
          </table:table-cell>
        </table:table-row>
        <table:table-row table:style-name="ro16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0',">
            <text:p>'fields10',</text:p>
          </table:table-cell>
        </table:table-row>
        <table:table-row table:style-name="ro16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',">
            <text:p>'fields11',</text:p>
          </table:table-cell>
        </table:table-row>
        <table:table-row table:style-name="ro16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1b',">
            <text:p>'fields11b',</text:p>
          </table:table-cell>
        </table:table-row>
        <table:table-row table:style-name="ro16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12',">
            <text:p>'fields12',</text:p>
          </table:table-cell>
        </table:table-row>
        <table:table-row table:style-name="ro16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2',">
            <text:p>'fields2',</text:p>
          </table:table-cell>
        </table:table-row>
        <table:table-row table:style-name="ro16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3',">
            <text:p>'fields3',</text:p>
          </table:table-cell>
        </table:table-row>
        <table:table-row table:style-name="ro16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4',">
            <text:p>'fields4',</text:p>
          </table:table-cell>
        </table:table-row>
        <table:table-row table:style-name="ro16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5',">
            <text:p>'fields5',</text:p>
          </table:table-cell>
        </table:table-row>
        <table:table-row table:style-name="ro16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6',">
            <text:p>'fields6',</text:p>
          </table:table-cell>
        </table:table-row>
        <table:table-row table:style-name="ro16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7',">
            <text:p>'fields7',</text:p>
          </table:table-cell>
        </table:table-row>
        <table:table-row table:style-name="ro16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8',">
            <text:p>'fields8',</text:p>
          </table:table-cell>
        </table:table-row>
        <table:table-row table:style-name="ro16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ields9',">
            <text:p>'fields9',</text:p>
          </table:table-cell>
        </table:table-row>
        <table:table-row table:style-name="ro16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0',">
            <text:p>'flagstone0',</text:p>
          </table:table-cell>
        </table:table-row>
        <table:table-row table:style-name="ro16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1',">
            <text:p>'flagstone1',</text:p>
          </table:table-cell>
        </table:table-row>
        <table:table-row table:style-name="ro16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2',">
            <text:p>'flagstone2',</text:p>
          </table:table-cell>
        </table:table-row>
        <table:table-row table:style-name="ro16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3',">
            <text:p>'flagstone3',</text:p>
          </table:table-cell>
        </table:table-row>
        <table:table-row table:style-name="ro16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4',">
            <text:p>'flagstone4',</text:p>
          </table:table-cell>
        </table:table-row>
        <table:table-row table:style-name="ro16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_inner',">
            <text:p>'flagstone_inner',</text:p>
          </table:table-cell>
        </table:table-row>
        <table:table-row table:style-name="ro16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lagstone_upper',">
            <text:p>'flagstone_upper',</text:p>
          </table:table-cell>
        </table:table-row>
        <table:table-row table:style-name="ro16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foaming_flask',">
            <text:p>'foaming_flask',</text:p>
          </table:table-cell>
        </table:table-row>
        <table:table-row table:style-name="ro16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1',">
            <text:p>'gapfiller1',</text:p>
          </table:table-cell>
        </table:table-row>
        <table:table-row table:style-name="ro16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2',">
            <text:p>'gapfiller2',</text:p>
          </table:table-cell>
        </table:table-row>
        <table:table-row table:style-name="ro16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3',">
            <text:p>'gapfiller3',</text:p>
          </table:table-cell>
        </table:table-row>
        <table:table-row table:style-name="ro16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pfiller4',">
            <text:p>'gapfiller4',</text:p>
          </table:table-cell>
        </table:table-row>
        <table:table-row table:style-name="ro16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1',">
            <text:p>'gargoylecave1',</text:p>
          </table:table-cell>
        </table:table-row>
        <table:table-row table:style-name="ro16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2',">
            <text:p>'gargoylecave2',</text:p>
          </table:table-cell>
        </table:table-row>
        <table:table-row table:style-name="ro16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3',">
            <text:p>'gargoylecave3',</text:p>
          </table:table-cell>
        </table:table-row>
        <table:table-row table:style-name="ro16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argoylecave4',">
            <text:p>'gargoylecave4',</text:p>
          </table:table-cell>
        </table:table-row>
        <table:table-row table:style-name="ro16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0',">
            <text:p>'graveyard0',</text:p>
          </table:table-cell>
        </table:table-row>
        <table:table-row table:style-name="ro16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raveyard1',">
            <text:p>'graveyard1',</text:p>
          </table:table-cell>
        </table:table-row>
        <table:table-row table:style-name="ro16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1',">
            <text:p>'guildbrig1',</text:p>
          </table:table-cell>
        </table:table-row>
        <table:table-row table:style-name="ro16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ildbrig2',">
            <text:p>'guildbrig2',</text:p>
          </table:table-cell>
        </table:table-row>
        <table:table-row table:style-name="ro16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',">
            <text:p>'guynmart',</text:p>
          </table:table-cell>
        </table:table-row>
        <table:table-row table:style-name="ro16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farmhouse',">
            <text:p>'guynmart_farmhouse',</text:p>
          </table:table-cell>
        </table:table-row>
        <table:table-row table:style-name="ro16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gate_2',">
            <text:p>'guynmart_gate_2',</text:p>
          </table:table-cell>
        </table:table-row>
        <table:table-row table:style-name="ro16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0',">
            <text:p>'guynmart_main_0',</text:p>
          </table:table-cell>
        </table:table-row>
        <table:table-row table:style-name="ro16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1',">
            <text:p>'guynmart_main_1',</text:p>
          </table:table-cell>
        </table:table-row>
        <table:table-row table:style-name="ro16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2',">
            <text:p>'guynmart_main_2',</text:p>
          </table:table-cell>
        </table:table-row>
        <table:table-row table:style-name="ro16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main_3',">
            <text:p>'guynmart_main_3',</text:p>
          </table:table-cell>
        </table:table-row>
        <table:table-row table:style-name="ro16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passage',">
            <text:p>'guynmart_passage',</text:p>
          </table:table-cell>
        </table:table-row>
        <table:table-row table:style-name="ro16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0',">
            <text:p>'guynmart_tower_0',</text:p>
          </table:table-cell>
        </table:table-row>
        <table:table-row table:style-name="ro16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1',">
            <text:p>'guynmart_tower_1',</text:p>
          </table:table-cell>
        </table:table-row>
        <table:table-row table:style-name="ro16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2',">
            <text:p>'guynmart_tower_2',</text:p>
          </table:table-cell>
        </table:table-row>
        <table:table-row table:style-name="ro16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3',">
            <text:p>'guynmart_tower_3',</text:p>
          </table:table-cell>
        </table:table-row>
        <table:table-row table:style-name="ro16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tower_4',">
            <text:p>'guynmart_tower_4',</text:p>
          </table:table-cell>
        </table:table-row>
        <table:table-row table:style-name="ro16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',">
            <text:p>'guynmart_wood_1',</text:p>
          </table:table-cell>
        </table:table-row>
        <table:table-row table:style-name="ro16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0',">
            <text:p>'guynmart_wood_10',</text:p>
          </table:table-cell>
        </table:table-row>
        <table:table-row table:style-name="ro16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1',">
            <text:p>'guynmart_wood_11',</text:p>
          </table:table-cell>
        </table:table-row>
        <table:table-row table:style-name="ro16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2',">
            <text:p>'guynmart_wood_12',</text:p>
          </table:table-cell>
        </table:table-row>
        <table:table-row table:style-name="ro16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3',">
            <text:p>'guynmart_wood_13',</text:p>
          </table:table-cell>
        </table:table-row>
        <table:table-row table:style-name="ro16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14',">
            <text:p>'guynmart_wood_14',</text:p>
          </table:table-cell>
        </table:table-row>
        <table:table-row table:style-name="ro16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2',">
            <text:p>'guynmart_wood_2',</text:p>
          </table:table-cell>
        </table:table-row>
        <table:table-row table:style-name="ro16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',">
            <text:p>'guynmart_wood_3',</text:p>
          </table:table-cell>
        </table:table-row>
        <table:table-row table:style-name="ro16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3_hole',">
            <text:p>'guynmart_wood_3_hole',</text:p>
          </table:table-cell>
        </table:table-row>
        <table:table-row table:style-name="ro16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4',">
            <text:p>'guynmart_wood_4',</text:p>
          </table:table-cell>
        </table:table-row>
        <table:table-row table:style-name="ro16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5',">
            <text:p>'guynmart_wood_5',</text:p>
          </table:table-cell>
        </table:table-row>
        <table:table-row table:style-name="ro16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6',">
            <text:p>'guynmart_wood_6',</text:p>
          </table:table-cell>
        </table:table-row>
        <table:table-row table:style-name="ro16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7',">
            <text:p>'guynmart_wood_7',</text:p>
          </table:table-cell>
        </table:table-row>
        <table:table-row table:style-name="ro16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8',">
            <text:p>'guynmart_wood_8',</text:p>
          </table:table-cell>
        </table:table-row>
        <table:table-row table:style-name="ro16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guynmart_wood_9',">
            <text:p>'guynmart_wood_9',</text:p>
          </table:table-cell>
        </table:table-row>
        <table:table-row table:style-name="ro16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1',">
            <text:p>'hauntedhouse1',</text:p>
          </table:table-cell>
        </table:table-row>
        <table:table-row table:style-name="ro16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2',">
            <text:p>'hauntedhouse2',</text:p>
          </table:table-cell>
        </table:table-row>
        <table:table-row table:style-name="ro16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3',">
            <text:p>'hauntedhouse3',</text:p>
          </table:table-cell>
        </table:table-row>
        <table:table-row table:style-name="ro16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auntedhouse4',">
            <text:p>'hauntedhouse4',</text:p>
          </table:table-cell>
        </table:table-row>
        <table:table-row table:style-name="ro16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me',">
            <text:p>'home',</text:p>
          </table:table-cell>
        </table:table-row>
        <table:table-row table:style-name="ro16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0',">
            <text:p>'houseatcrossroads0',</text:p>
          </table:table-cell>
        </table:table-row>
        <table:table-row table:style-name="ro16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1',">
            <text:p>'houseatcrossroads1',</text:p>
          </table:table-cell>
        </table:table-row>
        <table:table-row table:style-name="ro16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2',">
            <text:p>'houseatcrossroads2',</text:p>
          </table:table-cell>
        </table:table-row>
        <table:table-row table:style-name="ro16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3',">
            <text:p>'houseatcrossroads3',</text:p>
          </table:table-cell>
        </table:table-row>
        <table:table-row table:style-name="ro16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4',">
            <text:p>'houseatcrossroads4',</text:p>
          </table:table-cell>
        </table:table-row>
        <table:table-row table:style-name="ro16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houseatcrossroads5',">
            <text:p>'houseatcrossroads5',</text:p>
          </table:table-cell>
        </table:table-row>
        <table:table-row table:style-name="ro16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1',">
            <text:p>'jan_pitcave1',</text:p>
          </table:table-cell>
        </table:table-row>
        <table:table-row table:style-name="ro16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2',">
            <text:p>'jan_pitcave2',</text:p>
          </table:table-cell>
        </table:table-row>
        <table:table-row table:style-name="ro16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jan_pitcave3',">
            <text:p>'jan_pitcave3',</text:p>
          </table:table-cell>
        </table:table-row>
        <table:table-row table:style-name="ro16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0',">
            <text:p>'lakecave0',</text:p>
          </table:table-cell>
        </table:table-row>
        <table:table-row table:style-name="ro16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1',">
            <text:p>'lakecave1',</text:p>
          </table:table-cell>
        </table:table-row>
        <table:table-row table:style-name="ro16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akecave2',">
            <text:p>'lakecave2',</text:p>
          </table:table-cell>
        </table:table-row>
        <table:table-row table:style-name="ro16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0',">
            <text:p>'lodar0',</text:p>
          </table:table-cell>
        </table:table-row>
        <table:table-row table:style-name="ro16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',">
            <text:p>'lodar1',</text:p>
          </table:table-cell>
        </table:table-row>
        <table:table-row table:style-name="ro16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0',">
            <text:p>'lodar10',</text:p>
          </table:table-cell>
        </table:table-row>
        <table:table-row table:style-name="ro16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1',">
            <text:p>'lodar11',</text:p>
          </table:table-cell>
        </table:table-row>
        <table:table-row table:style-name="ro16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',">
            <text:p>'lodar12',</text:p>
          </table:table-cell>
        </table:table-row>
        <table:table-row table:style-name="ro16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0',">
            <text:p>'lodar12cave0',</text:p>
          </table:table-cell>
        </table:table-row>
        <table:table-row table:style-name="ro16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2cave1',">
            <text:p>'lodar12cave1',</text:p>
          </table:table-cell>
        </table:table-row>
        <table:table-row table:style-name="ro16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3',">
            <text:p>'lodar13',</text:p>
          </table:table-cell>
        </table:table-row>
        <table:table-row table:style-name="ro16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4',">
            <text:p>'lodar14',</text:p>
          </table:table-cell>
        </table:table-row>
        <table:table-row table:style-name="ro16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5',">
            <text:p>'lodar15',</text:p>
          </table:table-cell>
        </table:table-row>
        <table:table-row table:style-name="ro16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6',">
            <text:p>'lodar16',</text:p>
          </table:table-cell>
        </table:table-row>
        <table:table-row table:style-name="ro16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7',">
            <text:p>'lodar17',</text:p>
          </table:table-cell>
        </table:table-row>
        <table:table-row table:style-name="ro16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8',">
            <text:p>'lodar18',</text:p>
          </table:table-cell>
        </table:table-row>
        <table:table-row table:style-name="ro16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9',">
            <text:p>'lodar19',</text:p>
          </table:table-cell>
        </table:table-row>
        <table:table-row table:style-name="ro16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1cave0',">
            <text:p>'lodar1cave0',</text:p>
          </table:table-cell>
        </table:table-row>
        <table:table-row table:style-name="ro16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',">
            <text:p>'lodar2',</text:p>
          </table:table-cell>
        </table:table-row>
        <table:table-row table:style-name="ro16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0',">
            <text:p>'lodar20',</text:p>
          </table:table-cell>
        </table:table-row>
        <table:table-row table:style-name="ro16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21',">
            <text:p>'lodar21',</text:p>
          </table:table-cell>
        </table:table-row>
        <table:table-row table:style-name="ro16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3',">
            <text:p>'lodar3',</text:p>
          </table:table-cell>
        </table:table-row>
        <table:table-row table:style-name="ro16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4',">
            <text:p>'lodar4',</text:p>
          </table:table-cell>
        </table:table-row>
        <table:table-row table:style-name="ro16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',">
            <text:p>'lodar5',</text:p>
          </table:table-cell>
        </table:table-row>
        <table:table-row table:style-name="ro16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0',">
            <text:p>'lodar5cave0',</text:p>
          </table:table-cell>
        </table:table-row>
        <table:table-row table:style-name="ro16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1',">
            <text:p>'lodar5cave1',</text:p>
          </table:table-cell>
        </table:table-row>
        <table:table-row table:style-name="ro16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5cave2',">
            <text:p>'lodar5cave2',</text:p>
          </table:table-cell>
        </table:table-row>
        <table:table-row table:style-name="ro16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6',">
            <text:p>'lodar6',</text:p>
          </table:table-cell>
        </table:table-row>
        <table:table-row table:style-name="ro16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7',">
            <text:p>'lodar7',</text:p>
          </table:table-cell>
        </table:table-row>
        <table:table-row table:style-name="ro16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',">
            <text:p>'lodar8',</text:p>
          </table:table-cell>
        </table:table-row>
        <table:table-row table:style-name="ro16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8cave0',">
            <text:p>'lodar8cave0',</text:p>
          </table:table-cell>
        </table:table-row>
        <table:table-row table:style-name="ro16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9',">
            <text:p>'lodar9',</text:p>
          </table:table-cell>
        </table:table-row>
        <table:table-row table:style-name="ro16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0',">
            <text:p>'lodarcave0',</text:p>
          </table:table-cell>
        </table:table-row>
        <table:table-row table:style-name="ro16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1',">
            <text:p>'lodarcave1',</text:p>
          </table:table-cell>
        </table:table-row>
        <table:table-row table:style-name="ro16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2',">
            <text:p>'lodarcave2',</text:p>
          </table:table-cell>
        </table:table-row>
        <table:table-row table:style-name="ro16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3',">
            <text:p>'lodarcave3',</text:p>
          </table:table-cell>
        </table:table-row>
        <table:table-row table:style-name="ro16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',">
            <text:p>'lodarcave4',</text:p>
          </table:table-cell>
        </table:table-row>
        <table:table-row table:style-name="ro16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4a',">
            <text:p>'lodarcave4a',</text:p>
          </table:table-cell>
        </table:table-row>
        <table:table-row table:style-name="ro16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5',">
            <text:p>'lodarcave5',</text:p>
          </table:table-cell>
        </table:table-row>
        <table:table-row table:style-name="ro16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6',">
            <text:p>'lodarcave6',</text:p>
          </table:table-cell>
        </table:table-row>
        <table:table-row table:style-name="ro16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cave7',">
            <text:p>'lodarcave7',</text:p>
          </table:table-cell>
        </table:table-row>
        <table:table-row table:style-name="ro16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0',">
            <text:p>'lodarhouse0',</text:p>
          </table:table-cell>
        </table:table-row>
        <table:table-row table:style-name="ro16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darhouse1',">
            <text:p>'lodarhouse1',</text:p>
          </table:table-cell>
        </table:table-row>
        <table:table-row table:style-name="ro16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',">
            <text:p>'loneford1',</text:p>
          </table:table-cell>
        </table:table-row>
        <table:table-row table:style-name="ro16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0',">
            <text:p>'loneford10',</text:p>
          </table:table-cell>
        </table:table-row>
        <table:table-row table:style-name="ro16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1',">
            <text:p>'loneford11',</text:p>
          </table:table-cell>
        </table:table-row>
        <table:table-row table:style-name="ro16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2',">
            <text:p>'loneford12',</text:p>
          </table:table-cell>
        </table:table-row>
        <table:table-row table:style-name="ro16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3',">
            <text:p>'loneford13',</text:p>
          </table:table-cell>
        </table:table-row>
        <table:table-row table:style-name="ro16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4',">
            <text:p>'loneford14',</text:p>
          </table:table-cell>
        </table:table-row>
        <table:table-row table:style-name="ro16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5',">
            <text:p>'loneford15',</text:p>
          </table:table-cell>
        </table:table-row>
        <table:table-row table:style-name="ro16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6',">
            <text:p>'loneford16',</text:p>
          </table:table-cell>
        </table:table-row>
        <table:table-row table:style-name="ro16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17',">
            <text:p>'loneford17',</text:p>
          </table:table-cell>
        </table:table-row>
        <table:table-row table:style-name="ro16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2',">
            <text:p>'loneford2',</text:p>
          </table:table-cell>
        </table:table-row>
        <table:table-row table:style-name="ro16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3',">
            <text:p>'loneford3',</text:p>
          </table:table-cell>
        </table:table-row>
        <table:table-row table:style-name="ro16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4',">
            <text:p>'loneford4',</text:p>
          </table:table-cell>
        </table:table-row>
        <table:table-row table:style-name="ro16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5',">
            <text:p>'loneford5',</text:p>
          </table:table-cell>
        </table:table-row>
        <table:table-row table:style-name="ro16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6',">
            <text:p>'loneford6',</text:p>
          </table:table-cell>
        </table:table-row>
        <table:table-row table:style-name="ro16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7',">
            <text:p>'loneford7',</text:p>
          </table:table-cell>
        </table:table-row>
        <table:table-row table:style-name="ro16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8',">
            <text:p>'loneford8',</text:p>
          </table:table-cell>
        </table:table-row>
        <table:table-row table:style-name="ro16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ford9',">
            <text:p>'loneford9',</text:p>
          </table:table-cell>
        </table:table-row>
        <table:table-row table:style-name="ro16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0',">
            <text:p>'lonelyhouse0',</text:p>
          </table:table-cell>
        </table:table-row>
        <table:table-row table:style-name="ro16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nelyhouse1',">
            <text:p>'lonelyhouse1',</text:p>
          </table:table-cell>
        </table:table-row>
        <table:table-row table:style-name="ro16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lower',">
            <text:p>'lookout_lower',</text:p>
          </table:table-cell>
        </table:table-row>
        <table:table-row table:style-name="ro16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okout_upper',">
            <text:p>'lookout_upper',</text:p>
          </table:table-cell>
        </table:table-row>
        <table:table-row table:style-name="ro16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0',">
            <text:p>'lostmine0',</text:p>
          </table:table-cell>
        </table:table-row>
        <table:table-row table:style-name="ro16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',">
            <text:p>'lostmine1',</text:p>
          </table:table-cell>
        </table:table-row>
        <table:table-row table:style-name="ro16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0',">
            <text:p>'lostmine10',</text:p>
          </table:table-cell>
        </table:table-row>
        <table:table-row table:style-name="ro16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1',">
            <text:p>'lostmine11',</text:p>
          </table:table-cell>
        </table:table-row>
        <table:table-row table:style-name="ro16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1a',">
            <text:p>'lostmine1a',</text:p>
          </table:table-cell>
        </table:table-row>
        <table:table-row table:style-name="ro16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',">
            <text:p>'lostmine2',</text:p>
          </table:table-cell>
        </table:table-row>
        <table:table-row table:style-name="ro16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2a',">
            <text:p>'lostmine2a',</text:p>
          </table:table-cell>
        </table:table-row>
        <table:table-row table:style-name="ro16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3',">
            <text:p>'lostmine3',</text:p>
          </table:table-cell>
        </table:table-row>
        <table:table-row table:style-name="ro16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4',">
            <text:p>'lostmine4',</text:p>
          </table:table-cell>
        </table:table-row>
        <table:table-row table:style-name="ro16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5',">
            <text:p>'lostmine5',</text:p>
          </table:table-cell>
        </table:table-row>
        <table:table-row table:style-name="ro16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6',">
            <text:p>'lostmine6',</text:p>
          </table:table-cell>
        </table:table-row>
        <table:table-row table:style-name="ro16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7',">
            <text:p>'lostmine7',</text:p>
          </table:table-cell>
        </table:table-row>
        <table:table-row table:style-name="ro16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8',">
            <text:p>'lostmine8',</text:p>
          </table:table-cell>
        </table:table-row>
        <table:table-row table:style-name="ro16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lostmine9',">
            <text:p>'lostmine9',</text:p>
          </table:table-cell>
        </table:table-row>
        <table:table-row table:style-name="ro16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0',">
            <text:p>'minerhouse0',</text:p>
          </table:table-cell>
        </table:table-row>
        <table:table-row table:style-name="ro16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1',">
            <text:p>'minerhouse1',</text:p>
          </table:table-cell>
        </table:table-row>
        <table:table-row table:style-name="ro16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2',">
            <text:p>'minerhouse2',</text:p>
          </table:table-cell>
        </table:table-row>
        <table:table-row table:style-name="ro16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3',">
            <text:p>'minerhouse3',</text:p>
          </table:table-cell>
        </table:table-row>
        <table:table-row table:style-name="ro16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4',">
            <text:p>'minerhouse4',</text:p>
          </table:table-cell>
        </table:table-row>
        <table:table-row table:style-name="ro16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5',">
            <text:p>'minerhouse5',</text:p>
          </table:table-cell>
        </table:table-row>
        <table:table-row table:style-name="ro16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6',">
            <text:p>'minerhouse6',</text:p>
          </table:table-cell>
        </table:table-row>
        <table:table-row table:style-name="ro16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7',">
            <text:p>'minerhouse7',</text:p>
          </table:table-cell>
        </table:table-row>
        <table:table-row table:style-name="ro16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8',">
            <text:p>'minerhouse8',</text:p>
          </table:table-cell>
        </table:table-row>
        <table:table-row table:style-name="ro16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inerhouse9',">
            <text:p>'minerhouse9',</text:p>
          </table:table-cell>
        </table:table-row>
        <table:table-row table:style-name="ro16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0',">
            <text:p>'mountaincave0',</text:p>
          </table:table-cell>
        </table:table-row>
        <table:table-row table:style-name="ro16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1',">
            <text:p>'mountaincave1',</text:p>
          </table:table-cell>
        </table:table-row>
        <table:table-row table:style-name="ro16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2',">
            <text:p>'mountaincave2',</text:p>
          </table:table-cell>
        </table:table-row>
        <table:table-row table:style-name="ro16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cave3',">
            <text:p>'mountaincave3',</text:p>
          </table:table-cell>
        </table:table-row>
        <table:table-row table:style-name="ro16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0',">
            <text:p>'mountainlake0',</text:p>
          </table:table-cell>
        </table:table-row>
        <table:table-row table:style-name="ro16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',">
            <text:p>'mountainlake1',</text:p>
          </table:table-cell>
        </table:table-row>
        <table:table-row table:style-name="ro16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',">
            <text:p>'mountainlake10',</text:p>
          </table:table-cell>
        </table:table-row>
        <table:table-row table:style-name="ro16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0a',">
            <text:p>'mountainlake10a',</text:p>
          </table:table-cell>
        </table:table-row>
        <table:table-row table:style-name="ro16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1',">
            <text:p>'mountainlake11',</text:p>
          </table:table-cell>
        </table:table-row>
        <table:table-row table:style-name="ro16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2',">
            <text:p>'mountainlake12',</text:p>
          </table:table-cell>
        </table:table-row>
        <table:table-row table:style-name="ro16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',">
            <text:p>'mountainlake13',</text:p>
          </table:table-cell>
        </table:table-row>
        <table:table-row table:style-name="ro16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13a',">
            <text:p>'mountainlake13a',</text:p>
          </table:table-cell>
        </table:table-row>
        <table:table-row table:style-name="ro16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2',">
            <text:p>'mountainlake2',</text:p>
          </table:table-cell>
        </table:table-row>
        <table:table-row table:style-name="ro16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3',">
            <text:p>'mountainlake3',</text:p>
          </table:table-cell>
        </table:table-row>
        <table:table-row table:style-name="ro16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4',">
            <text:p>'mountainlake4',</text:p>
          </table:table-cell>
        </table:table-row>
        <table:table-row table:style-name="ro16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5',">
            <text:p>'mountainlake5',</text:p>
          </table:table-cell>
        </table:table-row>
        <table:table-row table:style-name="ro16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6',">
            <text:p>'mountainlake6',</text:p>
          </table:table-cell>
        </table:table-row>
        <table:table-row table:style-name="ro16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7',">
            <text:p>'mountainlake7',</text:p>
          </table:table-cell>
        </table:table-row>
        <table:table-row table:style-name="ro16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8',">
            <text:p>'mountainlake8',</text:p>
          </table:table-cell>
        </table:table-row>
        <table:table-row table:style-name="ro16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mountainlake9',">
            <text:p>'mountainlake9',</text:p>
          </table:table-cell>
        </table:table-row>
        <table:table-row table:style-name="ro16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0',">
            <text:p>'oldcave0',</text:p>
          </table:table-cell>
        </table:table-row>
        <table:table-row table:style-name="ro16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oldcave1',">
            <text:p>'oldcave1',</text:p>
          </table:table-cell>
        </table:table-row>
        <table:table-row table:style-name="ro16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0',">
            <text:p>'pwcave0',</text:p>
          </table:table-cell>
        </table:table-row>
        <table:table-row table:style-name="ro16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1',">
            <text:p>'pwcave1',</text:p>
          </table:table-cell>
        </table:table-row>
        <table:table-row table:style-name="ro16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',">
            <text:p>'pwcave2',</text:p>
          </table:table-cell>
        </table:table-row>
        <table:table-row table:style-name="ro16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2a',">
            <text:p>'pwcave2a',</text:p>
          </table:table-cell>
        </table:table-row>
        <table:table-row table:style-name="ro16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3',">
            <text:p>'pwcave3',</text:p>
          </table:table-cell>
        </table:table-row>
        <table:table-row table:style-name="ro16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pwcave4',">
            <text:p>'pwcave4',</text:p>
          </table:table-cell>
        </table:table-row>
        <table:table-row table:style-name="ro16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0',">
            <text:p>'remgard0',</text:p>
          </table:table-cell>
        </table:table-row>
        <table:table-row table:style-name="ro16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1',">
            <text:p>'remgard1',</text:p>
          </table:table-cell>
        </table:table-row>
        <table:table-row table:style-name="ro16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2',">
            <text:p>'remgard2',</text:p>
          </table:table-cell>
        </table:table-row>
        <table:table-row table:style-name="ro16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3',">
            <text:p>'remgard3',</text:p>
          </table:table-cell>
        </table:table-row>
        <table:table-row table:style-name="ro16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4',">
            <text:p>'remgard4',</text:p>
          </table:table-cell>
        </table:table-row>
        <table:table-row table:style-name="ro16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armour',">
            <text:p>'remgard_armour',</text:p>
          </table:table-cell>
        </table:table-row>
        <table:table-row table:style-name="ro16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barn',">
            <text:p>'remgard_barn',</text:p>
          </table:table-cell>
        </table:table-row>
        <table:table-row table:style-name="ro16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church',">
            <text:p>'remgard_church',</text:p>
          </table:table-cell>
        </table:table-row>
        <table:table-row table:style-name="ro16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clothes',">
            <text:p>'remgard_clothes',</text:p>
          </table:table-cell>
        </table:table-row>
        <table:table-row table:style-name="ro16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farmer1',">
            <text:p>'remgard_farmer1',</text:p>
          </table:table-cell>
        </table:table-row>
        <table:table-row table:style-name="ro16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farmer2',">
            <text:p>'remgard_farmer2',</text:p>
          </table:table-cell>
        </table:table-row>
        <table:table-row table:style-name="ro16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farmer3',">
            <text:p>'remgard_farmer3',</text:p>
          </table:table-cell>
        </table:table-row>
        <table:table-row table:style-name="ro16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prison',">
            <text:p>'remgard_prison',</text:p>
          </table:table-cell>
        </table:table-row>
        <table:table-row table:style-name="ro16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school',">
            <text:p>'remgard_school',</text:p>
          </table:table-cell>
        </table:table-row>
        <table:table-row table:style-name="ro16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tavern0',">
            <text:p>'remgard_tavern0',</text:p>
          </table:table-cell>
        </table:table-row>
        <table:table-row table:style-name="ro16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tavern1',">
            <text:p>'remgard_tavern1',</text:p>
          </table:table-cell>
        </table:table-row>
        <table:table-row table:style-name="ro16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_villager1',">
            <text:p>'remgard_villager1',</text:p>
          </table:table-cell>
        </table:table-row>
        <table:table-row table:style-name="ro16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_villager2',">
            <text:p>'remgard_villager2',</text:p>
          </table:table-cell>
        </table:table-row>
        <table:table-row table:style-name="ro16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_villager3',">
            <text:p>'remgard_villager3',</text:p>
          </table:table-cell>
        </table:table-row>
        <table:table-row table:style-name="ro16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_villager4',">
            <text:p>'remgard_villager4',</text:p>
          </table:table-cell>
        </table:table-row>
        <table:table-row table:style-name="ro16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_villager5',">
            <text:p>'remgard_villager5',</text:p>
          </table:table-cell>
        </table:table-row>
        <table:table-row table:style-name="ro16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emgard_weapon',">
            <text:p>'remgard_weapon',</text:p>
          </table:table-cell>
        </table:table-row>
        <table:table-row table:style-name="ro16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1',">
            <text:p>'road1',</text:p>
          </table:table-cell>
        </table:table-row>
        <table:table-row table:style-name="ro16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2',">
            <text:p>'road2',</text:p>
          </table:table-cell>
        </table:table-row>
        <table:table-row table:style-name="ro16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3',">
            <text:p>'road3',</text:p>
          </table:table-cell>
        </table:table-row>
        <table:table-row table:style-name="ro16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',">
            <text:p>'road4',</text:p>
          </table:table-cell>
        </table:table-row>
        <table:table-row table:style-name="ro16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4_gargoylecave',">
            <text:p>'road4_gargoylecave',</text:p>
          </table:table-cell>
        </table:table-row>
        <table:table-row table:style-name="ro16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',">
            <text:p>'road5',</text:p>
          </table:table-cell>
        </table:table-row>
        <table:table-row table:style-name="ro16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5_house',">
            <text:p>'road5_house',</text:p>
          </table:table-cell>
        </table:table-row>
        <table:table-row table:style-name="ro16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',">
            <text:p>'roadbeforecrossroads',</text:p>
          </table:table-cell>
        </table:table-row>
        <table:table-row table:style-name="ro16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1',">
            <text:p>'roadbeforecrossroads1',</text:p>
          </table:table-cell>
        </table:table-row>
        <table:table-row table:style-name="ro16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2',">
            <text:p>'roadbeforecrossroads2',</text:p>
          </table:table-cell>
        </table:table-row>
        <table:table-row table:style-name="ro16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3',">
            <text:p>'roadbeforecrossroads3',</text:p>
          </table:table-cell>
        </table:table-row>
        <table:table-row table:style-name="ro16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4',">
            <text:p>'roadbeforecrossroads4',</text:p>
          </table:table-cell>
        </table:table-row>
        <table:table-row table:style-name="ro16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5',">
            <text:p>'roadbeforecrossroads5',</text:p>
          </table:table-cell>
        </table:table-row>
        <table:table-row table:style-name="ro16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6',">
            <text:p>'roadbeforecrossroads6',</text:p>
          </table:table-cell>
        </table:table-row>
        <table:table-row table:style-name="ro16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7',">
            <text:p>'roadbeforecrossroads7',</text:p>
          </table:table-cell>
        </table:table-row>
        <table:table-row table:style-name="ro16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8',">
            <text:p>'roadbeforecrossroads8',</text:p>
          </table:table-cell>
        </table:table-row>
        <table:table-row table:style-name="ro16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beforecrossroads9',">
            <text:p>'roadbeforecrossroads9',</text:p>
          </table:table-cell>
        </table:table-row>
        <table:table-row table:style-name="ro16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0',">
            <text:p>'roadcave0',</text:p>
          </table:table-cell>
        </table:table-row>
        <table:table-row table:style-name="ro16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cave1',">
            <text:p>'roadcave1',</text:p>
          </table:table-cell>
        </table:table-row>
        <table:table-row table:style-name="ro16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0',">
            <text:p>'roadtocarntower0',</text:p>
          </table:table-cell>
        </table:table-row>
        <table:table-row table:style-name="ro16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1',">
            <text:p>'roadtocarntower1',</text:p>
          </table:table-cell>
        </table:table-row>
        <table:table-row table:style-name="ro16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roadtocarntower2',">
            <text:p>'roadtocarntower2',</text:p>
          </table:table-cell>
        </table:table-row>
        <table:table-row table:style-name="ro16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0',">
            <text:p>'shortcut_lodar0',</text:p>
          </table:table-cell>
        </table:table-row>
        <table:table-row table:style-name="ro16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1',">
            <text:p>'shortcut_lodar1',</text:p>
          </table:table-cell>
        </table:table-row>
        <table:table-row table:style-name="ro16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2',">
            <text:p>'shortcut_lodar2',</text:p>
          </table:table-cell>
        </table:table-row>
        <table:table-row table:style-name="ro16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3',">
            <text:p>'shortcut_lodar3',</text:p>
          </table:table-cell>
        </table:table-row>
        <table:table-row table:style-name="ro16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hortcut_lodar4',">
            <text:p>'shortcut_lodar4',</text:p>
          </table:table-cell>
        </table:table-row>
        <table:table-row table:style-name="ro16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1',">
            <text:p>'snakecave1',</text:p>
          </table:table-cell>
        </table:table-row>
        <table:table-row table:style-name="ro16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2',">
            <text:p>'snakecave2',</text:p>
          </table:table-cell>
        </table:table-row>
        <table:table-row table:style-name="ro16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nakecave3',">
            <text:p>'snakecave3',</text:p>
          </table:table-cell>
        </table:table-row>
        <table:table-row table:style-name="ro16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armorer',">
            <text:p>'stoutford_armorer',</text:p>
          </table:table-cell>
        </table:table-row>
        <table:table-row table:style-name="ro16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0',">
            <text:p>'stoutford_castle0',</text:p>
          </table:table-cell>
        </table:table-row>
        <table:table-row table:style-name="ro16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1',">
            <text:p>'stoutford_castle1',</text:p>
          </table:table-cell>
        </table:table-row>
        <table:table-row table:style-name="ro16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2',">
            <text:p>'stoutford_castle2',</text:p>
          </table:table-cell>
        </table:table-row>
        <table:table-row table:style-name="ro16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barrack0',">
            <text:p>'stoutford_castle_barrack0',</text:p>
          </table:table-cell>
        </table:table-row>
        <table:table-row table:style-name="ro16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barrack1',">
            <text:p>'stoutford_castle_barrack1',</text:p>
          </table:table-cell>
        </table:table-row>
        <table:table-row table:style-name="ro16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barrack2',">
            <text:p>'stoutford_castle_barrack2',</text:p>
          </table:table-cell>
        </table:table-row>
        <table:table-row table:style-name="ro16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shed',">
            <text:p>'stoutford_castle_shed',</text:p>
          </table:table-cell>
        </table:table-row>
        <table:table-row table:style-name="ro16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_shop',">
            <text:p>'stoutford_castle_shop',</text:p>
          </table:table-cell>
        </table:table-row>
        <table:table-row table:style-name="ro16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_stable',">
            <text:p>'stoutford_castle_stable',</text:p>
          </table:table-cell>
        </table:table-row>
        <table:table-row table:style-name="ro16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_tower0',">
            <text:p>'stoutford_castle_tower0',</text:p>
          </table:table-cell>
        </table:table-row>
        <table:table-row table:style-name="ro16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astle_tower1',">
            <text:p>'stoutford_castle_tower1',</text:p>
          </table:table-cell>
        </table:table-row>
        <table:table-row table:style-name="ro16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',">
            <text:p>'stoutford_cellar',</text:p>
          </table:table-cell>
        </table:table-row>
        <table:table-row table:style-name="ro16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ellar2',">
            <text:p>'stoutford_cellar2',</text:p>
          </table:table-cell>
        </table:table-row>
        <table:table-row table:style-name="ro16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hurch',">
            <text:p>'stoutford_church',</text:p>
          </table:table-cell>
        </table:table-row>
        <table:table-row table:style-name="ro16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1',">
            <text:p>'stoutford_cottage1',</text:p>
          </table:table-cell>
        </table:table-row>
        <table:table-row table:style-name="ro16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cottage2',">
            <text:p>'stoutford_cottage2',</text:p>
          </table:table-cell>
        </table:table-row>
        <table:table-row table:style-name="ro16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derelict',">
            <text:p>'stoutford_derelict',</text:p>
          </table:table-cell>
        </table:table-row>
        <table:table-row table:style-name="ro16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1',">
            <text:p>'stoutford_farmhouse1',</text:p>
          </table:table-cell>
        </table:table-row>
        <table:table-row table:style-name="ro16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2',">
            <text:p>'stoutford_farmhouse2',</text:p>
          </table:table-cell>
        </table:table-row>
        <table:table-row table:style-name="ro16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farmhouse3',">
            <text:p>'stoutford_farmhouse3',</text:p>
          </table:table-cell>
        </table:table-row>
        <table:table-row table:style-name="ro16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gate',">
            <text:p>'stoutford_gate',</text:p>
          </table:table-cell>
        </table:table-row>
        <table:table-row table:style-name="ro16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e',">
            <text:p>'stoutford_ne',</text:p>
          </table:table-cell>
        </table:table-row>
        <table:table-row table:style-name="ro16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nw',">
            <text:p>'stoutford_nw',</text:p>
          </table:table-cell>
        </table:table-row>
        <table:table-row table:style-name="ro16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potion',">
            <text:p>'stoutford_potion',</text:p>
          </table:table-cell>
        </table:table-row>
        <table:table-row table:style-name="ro16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e',">
            <text:p>'stoutford_se',</text:p>
          </table:table-cell>
        </table:table-row>
        <table:table-row table:style-name="ro16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',">
            <text:p>'stoutford_smith',</text:p>
          </table:table-cell>
        </table:table-row>
        <table:table-row table:style-name="ro16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mith_basement',">
            <text:p>'stoutford_smith_basement',</text:p>
          </table:table-cell>
        </table:table-row>
        <table:table-row table:style-name="ro16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sw',">
            <text:p>'stoutford_sw',</text:p>
          </table:table-cell>
        </table:table-row>
        <table:table-row table:style-name="ro16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avern',">
            <text:p>'stoutford_tavern',</text:p>
          </table:table-cell>
        </table:table-row>
        <table:table-row table:style-name="ro16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0',">
            <text:p>'stoutford_tower0',</text:p>
          </table:table-cell>
        </table:table-row>
        <table:table-row table:style-name="ro16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1',">
            <text:p>'stoutford_tower1',</text:p>
          </table:table-cell>
        </table:table-row>
        <table:table-row table:style-name="ro16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2',">
            <text:p>'stoutford_tower2',</text:p>
          </table:table-cell>
        </table:table-row>
        <table:table-row table:style-name="ro16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3',">
            <text:p>'stoutford_tower3',</text:p>
          </table:table-cell>
        </table:table-row>
        <table:table-row table:style-name="ro16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stoutford_tower4',">
            <text:p>'stoutford_tower4',</text:p>
          </table:table-cell>
        </table:table-row>
        <table:table-row table:style-name="ro16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emplate',">
            <text:p>'template',</text:p>
          </table:table-cell>
        </table:table-row>
        <table:table-row table:style-name="ro16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',">
            <text:p>'tradehouse0',</text:p>
          </table:table-cell>
        </table:table-row>
        <table:table-row table:style-name="ro16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0a',">
            <text:p>'tradehouse0a',</text:p>
          </table:table-cell>
        </table:table-row>
        <table:table-row table:style-name="ro16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tradehouse1',">
            <text:p>'tradehouse1',</text:p>
          </table:table-cell>
        </table:table-row>
        <table:table-row table:style-name="ro16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armorer',">
            <text:p>'vilegard_armorer',</text:p>
          </table:table-cell>
        </table:table-row>
        <table:table-row table:style-name="ro16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chapel',">
            <text:p>'vilegard_chapel',</text:p>
          </table:table-cell>
        </table:table-row>
        <table:table-row table:style-name="ro16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erttu',">
            <text:p>'vilegard_erttu',</text:p>
          </table:table-cell>
        </table:table-row>
        <table:table-row table:style-name="ro16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kaori',">
            <text:p>'vilegard_kaori',</text:p>
          </table:table-cell>
        </table:table-row>
        <table:table-row table:style-name="ro16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n',">
            <text:p>'vilegard_n',</text:p>
          </table:table-cell>
        </table:table-row>
        <table:table-row table:style-name="ro16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ogam',">
            <text:p>'vilegard_ogam',</text:p>
          </table:table-cell>
        </table:table-row>
        <table:table-row table:style-name="ro16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',">
            <text:p>'vilegard_s',</text:p>
          </table:table-cell>
        </table:table-row>
        <table:table-row table:style-name="ro16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mith',">
            <text:p>'vilegard_smith',</text:p>
          </table:table-cell>
        </table:table-row>
        <table:table-row table:style-name="ro16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sw',">
            <text:p>'vilegard_sw',</text:p>
          </table:table-cell>
        </table:table-row>
        <table:table-row table:style-name="ro16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tavern',">
            <text:p>'vilegard_tavern',</text:p>
          </table:table-cell>
        </table:table-row>
        <table:table-row table:style-name="ro16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vilegard_wrye',">
            <text:p>'vilegard_wrye',</text:p>
          </table:table-cell>
        </table:table-row>
        <table:table-row table:style-name="ro16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0',">
            <text:p>'waterway0',</text:p>
          </table:table-cell>
        </table:table-row>
        <table:table-row table:style-name="ro16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',">
            <text:p>'waterway1',</text:p>
          </table:table-cell>
        </table:table-row>
        <table:table-row table:style-name="ro16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0',">
            <text:p>'waterway10',</text:p>
          </table:table-cell>
        </table:table-row>
        <table:table-row table:style-name="ro16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',">
            <text:p>'waterway11',</text:p>
          </table:table-cell>
        </table:table-row>
        <table:table-row table:style-name="ro16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1_east',">
            <text:p>'waterway11_east',</text:p>
          </table:table-cell>
        </table:table-row>
        <table:table-row table:style-name="ro16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2',">
            <text:p>'waterway12',</text:p>
          </table:table-cell>
        </table:table-row>
        <table:table-row table:style-name="ro16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3',">
            <text:p>'waterway13',</text:p>
          </table:table-cell>
        </table:table-row>
        <table:table-row table:style-name="ro16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4',">
            <text:p>'waterway14',</text:p>
          </table:table-cell>
        </table:table-row>
        <table:table-row table:style-name="ro16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15',">
            <text:p>'waterway15',</text:p>
          </table:table-cell>
        </table:table-row>
        <table:table-row table:style-name="ro16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2',">
            <text:p>'waterway2',</text:p>
          </table:table-cell>
        </table:table-row>
        <table:table-row table:style-name="ro16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3',">
            <text:p>'waterway3',</text:p>
          </table:table-cell>
        </table:table-row>
        <table:table-row table:style-name="ro16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4',">
            <text:p>'waterway4',</text:p>
          </table:table-cell>
        </table:table-row>
        <table:table-row table:style-name="ro16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5',">
            <text:p>'waterway5',</text:p>
          </table:table-cell>
        </table:table-row>
        <table:table-row table:style-name="ro16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6',">
            <text:p>'waterway6',</text:p>
          </table:table-cell>
        </table:table-row>
        <table:table-row table:style-name="ro16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7',">
            <text:p>'waterway7',</text:p>
          </table:table-cell>
        </table:table-row>
        <table:table-row table:style-name="ro16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8',">
            <text:p>'waterway8',</text:p>
          </table:table-cell>
        </table:table-row>
        <table:table-row table:style-name="ro16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9',">
            <text:p>'waterway9',</text:p>
          </table:table-cell>
        </table:table-row>
        <table:table-row table:style-name="ro16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1',">
            <text:p>'waterwaya1',</text:p>
          </table:table-cell>
        </table:table-row>
        <table:table-row table:style-name="ro16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2',">
            <text:p>'waterwaya2',</text:p>
          </table:table-cell>
        </table:table-row>
        <table:table-row table:style-name="ro16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3',">
            <text:p>'waterwaya3',</text:p>
          </table:table-cell>
        </table:table-row>
        <table:table-row table:style-name="ro16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5',">
            <text:p>'waterwaya5',</text:p>
          </table:table-cell>
        </table:table-row>
        <table:table-row table:style-name="ro16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6',">
            <text:p>'waterwaya6',</text:p>
          </table:table-cell>
        </table:table-row>
        <table:table-row table:style-name="ro16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1',">
            <text:p>'waterwayacave1',</text:p>
          </table:table-cell>
        </table:table-row>
        <table:table-row table:style-name="ro16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2',">
            <text:p>'waterwayacave2',</text:p>
          </table:table-cell>
        </table:table-row>
        <table:table-row table:style-name="ro16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3',">
            <text:p>'waterwayacave3',</text:p>
          </table:table-cell>
        </table:table-row>
        <table:table-row table:style-name="ro16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4',">
            <text:p>'waterwayacave4',</text:p>
          </table:table-cell>
        </table:table-row>
        <table:table-row table:style-name="ro16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acavex',">
            <text:p>'waterwayacavex',</text:p>
          </table:table-cell>
        </table:table-row>
        <table:table-row table:style-name="ro16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1',">
            <text:p>'waterwayb1',</text:p>
          </table:table-cell>
        </table:table-row>
        <table:table-row table:style-name="ro16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2',">
            <text:p>'waterwayb2',</text:p>
          </table:table-cell>
        </table:table-row>
        <table:table-row table:style-name="ro16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3',">
            <text:p>'waterwayb3',</text:p>
          </table:table-cell>
        </table:table-row>
        <table:table-row table:style-name="ro16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4',">
            <text:p>'waterwayb4',</text:p>
          </table:table-cell>
        </table:table-row>
        <table:table-row table:style-name="ro16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bhouse',">
            <text:p>'waterwaybhouse',</text:p>
          </table:table-cell>
        </table:table-row>
        <table:table-row table:style-name="ro16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cave',">
            <text:p>'waterwaycave',</text:p>
          </table:table-cell>
        </table:table-row>
        <table:table-row table:style-name="ro16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extention',">
            <text:p>'waterwayextention',</text:p>
          </table:table-cell>
        </table:table-row>
        <table:table-row table:style-name="ro16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terwayhouse',">
            <text:p>'waterwayhouse',</text:p>
          </table:table-cell>
        </table:table-row>
        <table:table-row table:style-name="ro16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0',">
            <text:p>'waytobrimhaven0',</text:p>
          </table:table-cell>
        </table:table-row>
        <table:table-row table:style-name="ro16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1',">
            <text:p>'waytobrimhaven1',</text:p>
          </table:table-cell>
        </table:table-row>
        <table:table-row table:style-name="ro16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2',">
            <text:p>'waytobrimhaven2',</text:p>
          </table:table-cell>
        </table:table-row>
        <table:table-row table:style-name="ro16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3',">
            <text:p>'waytobrimhaven3',</text:p>
          </table:table-cell>
        </table:table-row>
        <table:table-row table:style-name="ro16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4',">
            <text:p>'waytobrimhaven4',</text:p>
          </table:table-cell>
        </table:table-row>
        <table:table-row table:style-name="ro16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5',">
            <text:p>'waytobrimhaven5',</text:p>
          </table:table-cell>
        </table:table-row>
        <table:table-row table:style-name="ro16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6',">
            <text:p>'waytobrimhaven6',</text:p>
          </table:table-cell>
        </table:table-row>
        <table:table-row table:style-name="ro16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0',">
            <text:p>'waytobrimhavencave0',</text:p>
          </table:table-cell>
        </table:table-row>
        <table:table-row table:style-name="ro16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',">
            <text:p>'waytobrimhavencave1',</text:p>
          </table:table-cell>
        </table:table-row>
        <table:table-row table:style-name="ro16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1a',">
            <text:p>'waytobrimhavencave1a',</text:p>
          </table:table-cell>
        </table:table-row>
        <table:table-row table:style-name="ro16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2',">
            <text:p>'waytobrimhavencave2',</text:p>
          </table:table-cell>
        </table:table-row>
        <table:table-row table:style-name="ro16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',">
            <text:p>'waytobrimhavencave3',</text:p>
          </table:table-cell>
        </table:table-row>
        <table:table-row table:style-name="ro16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a',">
            <text:p>'waytobrimhavencave3a',</text:p>
          </table:table-cell>
        </table:table-row>
        <table:table-row table:style-name="ro16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3b',">
            <text:p>'waytobrimhavencave3b',</text:p>
          </table:table-cell>
        </table:table-row>
        <table:table-row table:style-name="ro16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brimhavencave4',">
            <text:p>'waytobrimhavencave4',</text:p>
          </table:table-cell>
        </table:table-row>
        <table:table-row table:style-name="ro16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0',">
            <text:p>'waytogalmore0',</text:p>
          </table:table-cell>
        </table:table-row>
        <table:table-row table:style-name="ro16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galmore1',">
            <text:p>'waytogalmore1',</text:p>
          </table:table-cell>
        </table:table-row>
        <table:table-row table:style-name="ro16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0',">
            <text:p>'waytolake0',</text:p>
          </table:table-cell>
        </table:table-row>
        <table:table-row table:style-name="ro16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',">
            <text:p>'waytolake1',</text:p>
          </table:table-cell>
        </table:table-row>
        <table:table-row table:style-name="ro16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0',">
            <text:p>'waytolake10',</text:p>
          </table:table-cell>
        </table:table-row>
        <table:table-row table:style-name="ro16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1',">
            <text:p>'waytolake11',</text:p>
          </table:table-cell>
        </table:table-row>
        <table:table-row table:style-name="ro16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12',">
            <text:p>'waytolake12',</text:p>
          </table:table-cell>
        </table:table-row>
        <table:table-row table:style-name="ro16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2',">
            <text:p>'waytolake2',</text:p>
          </table:table-cell>
        </table:table-row>
        <table:table-row table:style-name="ro16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3',">
            <text:p>'waytolake3',</text:p>
          </table:table-cell>
        </table:table-row>
        <table:table-row table:style-name="ro16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4',">
            <text:p>'waytolake4',</text:p>
          </table:table-cell>
        </table:table-row>
        <table:table-row table:style-name="ro16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5',">
            <text:p>'waytolake5',</text:p>
          </table:table-cell>
        </table:table-row>
        <table:table-row table:style-name="ro16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6',">
            <text:p>'waytolake6',</text:p>
          </table:table-cell>
        </table:table-row>
        <table:table-row table:style-name="ro16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',">
            <text:p>'waytolake7',</text:p>
          </table:table-cell>
        </table:table-row>
        <table:table-row table:style-name="ro16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7b',">
            <text:p>'waytolake7b',</text:p>
          </table:table-cell>
        </table:table-row>
        <table:table-row table:style-name="ro16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8',">
            <text:p>'waytolake8',</text:p>
          </table:table-cell>
        </table:table-row>
        <table:table-row table:style-name="ro16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ake9',">
            <text:p>'waytolake9',</text:p>
          </table:table-cell>
        </table:table-row>
        <table:table-row table:style-name="ro16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0',">
            <text:p>'waytolostmine0',</text:p>
          </table:table-cell>
        </table:table-row>
        <table:table-row table:style-name="ro16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1',">
            <text:p>'waytolostmine1',</text:p>
          </table:table-cell>
        </table:table-row>
        <table:table-row table:style-name="ro16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2',">
            <text:p>'waytolostmine2',</text:p>
          </table:table-cell>
        </table:table-row>
        <table:table-row table:style-name="ro16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lostmine3',">
            <text:p>'waytolostmine3',</text:p>
          </table:table-cell>
        </table:table-row>
        <table:table-row table:style-name="ro16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0',">
            <text:p>'waytominingtown0',</text:p>
          </table:table-cell>
        </table:table-row>
        <table:table-row table:style-name="ro16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',">
            <text:p>'waytominingtown1',</text:p>
          </table:table-cell>
        </table:table-row>
        <table:table-row table:style-name="ro16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1a',">
            <text:p>'waytominingtown1a',</text:p>
          </table:table-cell>
        </table:table-row>
        <table:table-row table:style-name="ro16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2',">
            <text:p>'waytominingtown2',</text:p>
          </table:table-cell>
        </table:table-row>
        <table:table-row table:style-name="ro16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iningtown3',">
            <text:p>'waytominingtown3',</text:p>
          </table:table-cell>
        </table:table-row>
        <table:table-row table:style-name="ro16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0',">
            <text:p>'waytomountaincave0',</text:p>
          </table:table-cell>
        </table:table-row>
        <table:table-row table:style-name="ro16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1',">
            <text:p>'waytomountaincave1',</text:p>
          </table:table-cell>
        </table:table-row>
        <table:table-row table:style-name="ro16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aytomountaincave2',">
            <text:p>'waytomountaincave2',</text:p>
          </table:table-cell>
        </table:table-row>
        <table:table-row table:style-name="ro16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0',">
            <text:p>'wild0',</text:p>
          </table:table-cell>
        </table:table-row>
        <table:table-row table:style-name="ro16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',">
            <text:p>'wild1',</text:p>
          </table:table-cell>
        </table:table-row>
        <table:table-row table:style-name="ro16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0',">
            <text:p>'wild10',</text:p>
          </table:table-cell>
        </table:table-row>
        <table:table-row table:style-name="ro16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',">
            <text:p>'wild11',</text:p>
          </table:table-cell>
        </table:table-row>
        <table:table-row table:style-name="ro16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1_clearing',">
            <text:p>'wild11_clearing',</text:p>
          </table:table-cell>
        </table:table-row>
        <table:table-row table:style-name="ro16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2',">
            <text:p>'wild12',</text:p>
          </table:table-cell>
        </table:table-row>
        <table:table-row table:style-name="ro16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3',">
            <text:p>'wild13',</text:p>
          </table:table-cell>
        </table:table-row>
        <table:table-row table:style-name="ro16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',">
            <text:p>'wild14',</text:p>
          </table:table-cell>
        </table:table-row>
        <table:table-row table:style-name="ro16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ave',">
            <text:p>'wild14_cave',</text:p>
          </table:table-cell>
        </table:table-row>
        <table:table-row table:style-name="ro16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4_clearing',">
            <text:p>'wild14_clearing',</text:p>
          </table:table-cell>
        </table:table-row>
        <table:table-row table:style-name="ro16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',">
            <text:p>'wild15',</text:p>
          </table:table-cell>
        </table:table-row>
        <table:table-row table:style-name="ro16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5_house',">
            <text:p>'wild15_house',</text:p>
          </table:table-cell>
        </table:table-row>
        <table:table-row table:style-name="ro16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',">
            <text:p>'wild16',</text:p>
          </table:table-cell>
        </table:table-row>
        <table:table-row table:style-name="ro16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6_cave',">
            <text:p>'wild16_cave',</text:p>
          </table:table-cell>
        </table:table-row>
        <table:table-row table:style-name="ro16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7',">
            <text:p>'wild17',</text:p>
          </table:table-cell>
        </table:table-row>
        <table:table-row table:style-name="ro16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8',">
            <text:p>'wild18',</text:p>
          </table:table-cell>
        </table:table-row>
        <table:table-row table:style-name="ro16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19',">
            <text:p>'wild19',</text:p>
          </table:table-cell>
        </table:table-row>
        <table:table-row table:style-name="ro16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',">
            <text:p>'wild2',</text:p>
          </table:table-cell>
        </table:table-row>
        <table:table-row table:style-name="ro16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',">
            <text:p>'wild20',</text:p>
          </table:table-cell>
        </table:table-row>
        <table:table-row table:style-name="ro16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0a',">
            <text:p>'wild20a',</text:p>
          </table:table-cell>
        </table:table-row>
        <table:table-row table:style-name="ro16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',">
            <text:p>'wild21',</text:p>
          </table:table-cell>
        </table:table-row>
        <table:table-row table:style-name="ro16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1a',">
            <text:p>'wild21a',</text:p>
          </table:table-cell>
        </table:table-row>
        <table:table-row table:style-name="ro16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2',">
            <text:p>'wild22',</text:p>
          </table:table-cell>
        </table:table-row>
        <table:table-row table:style-name="ro16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23',">
            <text:p>'wild23',</text:p>
          </table:table-cell>
        </table:table-row>
        <table:table-row table:style-name="ro16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3',">
            <text:p>'wild3',</text:p>
          </table:table-cell>
        </table:table-row>
        <table:table-row table:style-name="ro16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4',">
            <text:p>'wild4',</text:p>
          </table:table-cell>
        </table:table-row>
        <table:table-row table:style-name="ro16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5',">
            <text:p>'wild5',</text:p>
          </table:table-cell>
        </table:table-row>
        <table:table-row table:style-name="ro16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',">
            <text:p>'wild6',</text:p>
          </table:table-cell>
        </table:table-row>
        <table:table-row table:style-name="ro16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6_house',">
            <text:p>'wild6_house',</text:p>
          </table:table-cell>
        </table:table-row>
        <table:table-row table:style-name="ro16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7',">
            <text:p>'wild7',</text:p>
          </table:table-cell>
        </table:table-row>
        <table:table-row table:style-name="ro16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8',">
            <text:p>'wild8',</text:p>
          </table:table-cell>
        </table:table-row>
        <table:table-row table:style-name="ro16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ild9',">
            <text:p>'wild9',</text:p>
          </table:table-cell>
        </table:table-row>
        <table:table-row table:style-name="ro16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0',">
            <text:p>'woodcave0',</text:p>
          </table:table-cell>
        </table:table-row>
        <table:table-row table:style-name="ro16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cave1',">
            <text:p>'woodcave1',</text:p>
          </table:table-cell>
        </table:table-row>
        <table:table-row table:style-name="ro16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0',">
            <text:p>'woodhouse0',</text:p>
          </table:table-cell>
        </table:table-row>
        <table:table-row table:style-name="ro16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1',">
            <text:p>'woodhouse1',</text:p>
          </table:table-cell>
        </table:table-row>
        <table:table-row table:style-name="ro16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2',">
            <text:p>'woodhouse2',</text:p>
          </table:table-cell>
        </table:table-row>
        <table:table-row table:style-name="ro16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house3',">
            <text:p>'woodhouse3',</text:p>
          </table:table-cell>
        </table:table-row>
        <table:table-row table:style-name="ro16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3]&amp;&quot;',&quot;" office:value-type="string" office:string-value="'woodsettlement0',">
            <text:p>'woodsettlement0',</text:p>
          </table:table-cell>
        </table:table-row>
      </table:table>
      <table:table table:name="New ATCS project" table:style-name="ta1" table:print="false">
        <office:forms form:automatic-focus="false" form:apply-design-mode="false"/>
        <table:table-column table:style-name="co7" table:number-columns-repeated="2" table:default-cell-style-name="Default"/>
        <table:table-row table:style-name="ro13">
          <table:table-cell office:value-type="string">
            <text:p>- In Chrome open github to find out the ATCS project name, here: <text:s/></text:p>
          </table:table-cell>
          <table:table-cell/>
        </table:table-row>
        <table:table-row table:style-name="ro13">
          <table:table-cell/>
          <table:table-cell office:value-type="string">
            <text:p>brimhaven_2</text:p>
          </table:table-cell>
        </table:table-row>
        <table:table-row table:style-name="ro13">
          <table:table-cell office:value-type="string">
            <text:p>- create directories: <text:s/></text:p>
          </table:table-cell>
          <table:table-cell/>
        </table:table-row>
        <table:table-row table:style-name="ro13">
          <table:table-cell/>
          <table:table-cell office:value-type="string">
            <text:p>md C:\AT\ATCS\brimhaven_2\ATCS</text:p>
          </table:table-cell>
        </table:table-row>
        <table:table-row table:style-name="ro13">
          <table:table-cell office:value-type="string">
            <text:p>- Open ATCS to create a new ATCS project: <text:s/></text:p>
          </table:table-cell>
          <table:table-cell/>
        </table:table-row>
        <table:table-row table:style-name="ro13">
          <table:table-cell/>
          <table:table-cell office:value-type="string">
            <text:p>C:\AT\ATCS\brimhaven_2\ATCS <text:s text:c="2"/></text:p>
          </table:table-cell>
        </table:table-row>
        <table:table-row table:style-name="ro13">
          <table:table-cell/>
          <table:table-cell office:value-type="string">
            <text:p>Create project: brimhaven_2</text:p>
          </table:table-cell>
        </table:table-row>
        <table:table-row table:style-name="ro13">
          <table:table-cell office:value-type="string">
            <text:p>- Exit ATCS</text:p>
          </table:table-cell>
          <table:table-cell/>
        </table:table-row>
        <table:table-row table:style-name="ro13">
          <table:table-cell office:value-type="string">
            <text:p>- Rename directory temporarily: <text:s/></text:p>
          </table:table-cell>
          <table:table-cell/>
        </table:table-row>
        <table:table-row table:style-name="ro13">
          <table:table-cell/>
          <table:table-cell office:value-type="string">
            <text:p>ren C:\AT\ATCS\brimhaven_2\ATCS\brimhaven_2 <text:s/>brimhaven_2_tmp</text:p>
          </table:table-cell>
        </table:table-row>
        <table:table-row table:style-name="ro13">
          <table:table-cell office:value-type="string">
            <text:p>- In Smartgit clone the repo to local directory: <text:s/></text:p>
          </table:table-cell>
          <table:table-cell/>
        </table:table-row>
        <table:table-row table:style-name="ro13">
          <table:table-cell/>
          <table:table-cell office:value-type="string">
            <text:p>https://github.com/Rijackson/brimhaven_2.git</text:p>
          </table:table-cell>
        </table:table-row>
        <table:table-row table:style-name="ro13">
          <table:table-cell/>
          <table:table-cell office:value-type="string">
            <text:p>C:\AT\ATCS\brimhaven_2\ATCS\brimhaven_2</text:p>
          </table:table-cell>
        </table:table-row>
        <table:table-row table:style-name="ro13">
          <table:table-cell office:value-type="string">
            <text:p>- Copy ATCS settings: <text:s/></text:p>
          </table:table-cell>
          <table:table-cell/>
        </table:table-row>
        <table:table-row table:style-name="ro13">
          <table:table-cell/>
          <table:table-cell office:value-type="string">
            <text:p>xcopy /e C:\AT\ATCS\brimhaven_2\ATCS\brimhaven_2_tmp\*.* <text:s/>C:\AT\ATCS\brimhaven_2\ATCS\brimhaven_2\</text:p>
          </table:table-cell>
        </table:table-row>
      </table:table>
      <table:database-ranges>
        <table:database-range table:name="__Anonymous_Sheet_DB__1" table:target-range-address="Build.F1:Build.F1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08.02.2021</text:date>, <text:time>23:46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1-02-08T23:46:50.28</dc:date>
    <dc:creator>Christian </dc:creator>
    <meta:editing-duration>P97DT21H25M33S</meta:editing-duration>
    <meta:editing-cycles>76</meta:editing-cycles>
    <meta:generator>OpenOffice/4.1.8$Win32 OpenOffice.org_project/418m3$Build-9803</meta:generator>
    <meta:document-statistic meta:table-count="3" meta:cell-count="1860" meta:object-count="0"/>
  </office:meta>
</office:document-meta>
</file>